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2" fo:widows="2"/>
    </style:style>
    <style:style style:name="P2" style:family="paragraph" style:parent-style-name="Normal">
      <style:paragraph-properties fo:orphans="2" fo:widows="2"/>
    </style:style>
    <style:style style:name="P3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5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6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7" style:family="paragraph" style:parent-style-name="Normal">
      <style:paragraph-properties fo:orphans="2" fo:widows="2"/>
      <style:text-properties style:font-name="Times New Roman" fo:font-size="11pt" fo:language="es" fo:country="VE" style:font-size-asian="11pt" style:font-name-complex="Times New Roman" style:font-size-complex="11pt"/>
    </style:style>
    <style:style style:name="P8" style:family="paragraph" style:parent-style-name="Normal">
      <style:paragraph-properties fo:orphans="2" fo:widows="2"/>
      <style:text-properties style:font-name="Times New Roman" fo:font-size="11pt" fo:language="es" fo:country="VE" style:font-size-asian="9.60000038146973pt" style:font-name-complex="Times New Roman" style:font-size-complex="11pt"/>
    </style:style>
    <style:style style:name="P9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10" style:family="paragraph" style:parent-style-name="Normal">
      <style:paragraph-properties fo:orphans="2" fo:widows="2"/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1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2" style:family="paragraph" style:parent-style-name="Normal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13" style:family="paragraph" style:parent-style-name="Normal">
      <style:paragraph-properties fo:orphans="2" fo:widows="2"/>
      <style:text-properties style:font-name="Times New Roman" fo:font-size="6pt" officeooo:paragraph-rsid="0015a5bd" style:font-size-asian="5.25pt" style:font-name-complex="Times New Roman" style:font-size-complex="6pt"/>
    </style:style>
    <style:style style:name="P14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15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16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officeooo:paragraph-rsid="00540a1c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18" style:family="paragraph" style:parent-style-name="Normal">
      <style:paragraph-properties fo:orphans="2" fo:widows="2"/>
      <style:text-properties fo:font-variant="normal" fo:text-transform="none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9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0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1" style:family="paragraph" style:parent-style-name="Normal">
      <style:paragraph-properties fo:orphans="2" fo:widows="2"/>
      <style:text-properties fo:font-variant="small-caps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orphans="2" fo:widows="2"/>
      <style:text-properties officeooo:paragraph-rsid="001fc776"/>
    </style:style>
    <style:style style:name="P24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5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26" style:family="paragraph" style:parent-style-name="Standard">
      <style:paragraph-properties fo:orphans="2" fo:widows="2"/>
      <style:text-properties style:font-name="Times New Roman" style:text-underline-style="solid" style:text-underline-width="auto" style:text-underline-color="font-color" style:font-name-complex="Times New Roman"/>
    </style:style>
    <style:style style:name="P27" style:family="paragraph" style:parent-style-name="Standard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29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31" style:family="paragraph" style:parent-style-name="Standard">
      <style:paragraph-properties fo:orphans="2" fo:widows="2"/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32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33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4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5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36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12d22" style:font-size-asian="11pt" style:font-name-complex="Times New Roman" style:font-size-complex="11pt"/>
    </style:style>
    <style:style style:name="P37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a10da" style:font-size-asian="11pt" style:font-name-complex="Times New Roman" style:font-size-complex="11pt"/>
    </style:style>
    <style:style style:name="P38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1c3fb8" officeooo:paragraph-rsid="001c3fb8" style:font-size-asian="11pt" style:font-name-complex="Times New Roman" style:font-size-complex="11pt"/>
    </style:style>
    <style:style style:name="P39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40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83f50" style:font-size-asian="11pt" style:font-name-complex="Times New Roman" style:font-size-complex="11pt"/>
    </style:style>
    <style:style style:name="P41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93f83" style:font-size-asian="11pt" style:font-name-complex="Times New Roman" style:font-size-complex="11pt"/>
    </style:style>
    <style:style style:name="P4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21e8cc" style:font-size-asian="11pt" style:font-name-complex="Times New Roman" style:font-size-complex="11pt"/>
    </style:style>
    <style:style style:name="P43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413f56" officeooo:paragraph-rsid="00413f56" style:font-size-asian="11pt" style:font-name-complex="Times New Roman" style:font-size-complex="11pt"/>
    </style:style>
    <style:style style:name="P44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c3fb8" style:font-size-asian="11pt" style:font-size-complex="11pt"/>
    </style:style>
    <style:style style:name="P45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5a5bd" style:font-size-asian="11pt" style:font-size-complex="11pt"/>
    </style:style>
    <style:style style:name="P46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35586a" style:font-name-complex="Times New Roman"/>
    </style:style>
    <style:style style:name="P47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1ca987" style:font-name-complex="Times New Roman"/>
    </style:style>
    <style:style style:name="P48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ca987" style:font-name-complex="Times New Roman"/>
    </style:style>
    <style:style style:name="P49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5a5bd" style:font-name-complex="Times New Roman"/>
    </style:style>
    <style:style style:name="P50" style:family="paragraph" style:parent-style-name="Standard">
      <style:paragraph-properties fo:margin-top="0in" fo:margin-bottom="0.0799in" style:contextual-spacing="false" fo:orphans="2" fo:widows="2"/>
    </style:style>
    <style:style style:name="P51" style:family="paragraph" style:parent-style-name="Standard">
      <style:paragraph-properties fo:margin-top="0in" fo:margin-bottom="0.0799in" style:contextual-spacing="false" fo:orphans="2" fo:widows="2"/>
      <style:text-properties officeooo:paragraph-rsid="0046f352"/>
    </style:style>
    <style:style style:name="P52" style:family="paragraph" style:parent-style-name="Normal">
      <style:paragraph-properties fo:margin-top="0in" fo:margin-bottom="0.0799in" style:contextual-spacing="false"/>
    </style:style>
    <style:style style:name="P53" style:family="paragraph" style:parent-style-name="Normal">
      <style:paragraph-properties fo:margin-top="0in" fo:margin-bottom="0.0799in" style:contextual-spacing="false" fo:orphans="2" fo:widows="2"/>
    </style:style>
    <style:style style:name="P54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55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56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57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58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Times New Roman" fo:font-size="6pt" style:font-size-asian="5.25pt" style:font-name-complex="Times New Roman" style:font-size-complex="6pt"/>
    </style:style>
    <style:style style:name="P59" style:family="paragraph" style:parent-style-name="Standard" style:list-style-name="L2">
      <style:text-properties fo:font-size="11pt" style:font-size-asian="11pt" style:font-size-complex="11pt"/>
    </style:style>
    <style:style style:name="P60" style:family="paragraph" style:parent-style-name="Standard" style:list-style-name="L9">
      <style:paragraph-properties fo:orphans="2" fo:widows="2"/>
      <style:text-properties fo:font-size="11pt" style:font-size-asian="11pt" style:font-size-complex="11pt"/>
    </style:style>
    <style:style style:name="P61" style:family="paragraph" style:parent-style-name="Standard" style:list-style-name="L9">
      <style:paragraph-properties fo:orphans="2" fo:widows="2"/>
      <style:text-properties fo:font-size="11pt" officeooo:paragraph-rsid="0030bc51" style:font-size-asian="11pt" style:font-size-complex="11pt"/>
    </style:style>
    <style:style style:name="P62" style:family="paragraph" style:parent-style-name="Standard" style:list-style-name="L9">
      <style:paragraph-properties fo:orphans="2" fo:widows="2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Standard" style:list-style-name="L9">
      <style:paragraph-properties fo:orphans="2" fo:widows="2">
        <style:tab-stops/>
      </style:paragraph-properties>
      <style:text-properties fo:font-size="11pt" officeooo:paragraph-rsid="00203478" style:font-size-asian="11pt" style:font-size-complex="11pt"/>
    </style:style>
    <style:style style:name="P64" style:family="paragraph" style:parent-style-name="Standard" style:list-style-name="L5">
      <style:paragraph-properties fo:orphans="2" fo:widows="2"/>
      <style:text-properties fo:font-weight="bold" officeooo:paragraph-rsid="004ceb19" style:font-weight-asian="bold" style:font-weight-complex="bold"/>
    </style:style>
    <style:style style:name="P65" style:family="paragraph" style:parent-style-name="Standard" style:list-style-name="L5">
      <style:paragraph-properties fo:orphans="2" fo:widows="2"/>
      <style:text-properties officeooo:paragraph-rsid="004ceb19"/>
    </style:style>
    <style:style style:name="P66" style:family="paragraph" style:parent-style-name="Standard" style:list-style-name="L9">
      <style:paragraph-properties fo:orphans="2" fo:widows="2"/>
      <style:text-properties style:font-name="Times New Roman" fo:font-size="11pt" officeooo:rsid="00203478" officeooo:paragraph-rsid="00203478" style:font-size-asian="11pt" style:font-name-complex="Times New Roman" style:font-size-complex="11pt"/>
    </style:style>
    <style:style style:name="P67" style:family="paragraph" style:parent-style-name="Standard" style:list-style-name="L9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68" style:family="paragraph" style:parent-style-name="Standard" style:list-style-name="L9">
      <style:paragraph-properties fo:orphans="2" fo:widows="2"/>
      <style:text-properties style:font-name="Times New Roman" fo:font-size="11pt" officeooo:paragraph-rsid="00203478" style:font-size-asian="11pt" style:font-name-complex="Times New Roman" style:font-size-complex="11pt"/>
    </style:style>
    <style:style style:name="P69" style:family="paragraph" style:parent-style-name="Standard" style:list-style-name="L9">
      <style:paragraph-properties fo:orphans="2" fo:widows="2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70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71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2" style:family="paragraph" style:parent-style-name="Normal" style:list-style-name="L1">
      <style:paragraph-properties fo:orphans="2" fo:widows="2"/>
      <style:text-properties style:font-name="Times New Roman" officeooo:paragraph-rsid="004aa188" style:font-name-complex="Times New Roman"/>
    </style:style>
    <style:style style:name="P73" style:family="paragraph" style:parent-style-name="Normal" style:list-style-name="L2">
      <style:paragraph-properties fo:orphans="2" fo:widows="2"/>
      <style:text-properties style:font-name="Times New Roman" officeooo:paragraph-rsid="00372deb" style:font-name-complex="Times New Roman"/>
    </style:style>
    <style:style style:name="P74" style:family="paragraph" style:parent-style-name="Normal" style:list-style-name="L4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75" style:family="paragraph" style:parent-style-name="Normal" style:list-style-name="L1">
      <style:paragraph-properties fo:orphans="2" fo:widows="2"/>
      <style:text-properties style:font-name="Times New Roman" fo:font-size="11pt" officeooo:paragraph-rsid="004aa188" style:font-size-asian="11pt" style:font-name-complex="Times New Roman" style:font-size-complex="11pt"/>
    </style:style>
    <style:style style:name="P76" style:family="paragraph" style:parent-style-name="Normal" style:list-style-name="L2">
      <style:paragraph-properties fo:orphans="2" fo:widows="2"/>
      <style:text-properties style:font-name="Times New Roman" fo:font-size="11pt" officeooo:paragraph-rsid="00372deb" style:font-size-asian="11pt" style:font-name-complex="Times New Roman" style:font-size-complex="11pt"/>
    </style:style>
    <style:style style:name="P77" style:family="paragraph" style:parent-style-name="Normal" style:list-style-name="L2">
      <style:paragraph-properties fo:orphans="2" fo:widows="2"/>
      <style:text-properties style:font-name="Times New Roman" fo:font-size="11pt" officeooo:paragraph-rsid="0038ddd3" style:font-size-asian="11pt" style:font-name-complex="Times New Roman" style:font-size-complex="11pt"/>
    </style:style>
    <style:style style:name="P78" style:family="paragraph" style:parent-style-name="Normal" style:list-style-name="L2">
      <style:paragraph-properties fo:orphans="2" fo:widows="2"/>
      <style:text-properties style:font-name="Times New Roman" fo:font-size="11pt" officeooo:paragraph-rsid="0039af9c" style:font-size-asian="11pt" style:font-name-complex="Times New Roman" style:font-size-complex="11pt"/>
    </style:style>
    <style:style style:name="P79" style:family="paragraph" style:parent-style-name="Normal" style:list-style-name="L3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80" style:family="paragraph" style:parent-style-name="Normal" style:list-style-name="L2">
      <style:paragraph-properties fo:orphans="2" fo:widows="2"/>
      <style:text-properties style:font-name="Times New Roman" fo:font-size="11pt" officeooo:rsid="0038ddd3" officeooo:paragraph-rsid="0038ddd3" style:font-size-asian="11pt" style:font-name-complex="Times New Roman" style:font-size-complex="11pt"/>
    </style:style>
    <style:style style:name="P81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3d561c" style:font-size-asian="11pt" style:font-name-complex="Times New Roman" style:font-size-complex="11pt"/>
    </style:style>
    <style:style style:name="P82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47b568" style:font-size-asian="11pt" style:font-name-complex="Times New Roman" style:font-size-complex="11pt"/>
    </style:style>
    <style:style style:name="P83" style:family="paragraph" style:parent-style-name="Normal" style:list-style-name="L8">
      <style:paragraph-properties fo:orphans="2" fo:widows="2"/>
      <style:text-properties style:font-name="Times New Roman" fo:font-size="11pt" officeooo:paragraph-rsid="004fe7bf" style:font-size-asian="11pt" style:font-name-complex="Times New Roman" style:font-size-complex="11pt" style:font-weight-complex="bold"/>
    </style:style>
    <style:style style:name="P84" style:family="paragraph" style:parent-style-name="Normal" style:list-style-name="L7">
      <style:paragraph-properties fo:text-align="start" style:justify-single-word="false" fo:orphans="2" fo:widows="2"/>
      <style:text-properties style:font-name="Times New Roman" fo:font-size="11pt" fo:font-weight="normal" officeooo:rsid="00324fe9" officeooo:paragraph-rsid="004fe7bf" style:font-size-asian="11pt" style:font-weight-asian="normal" style:font-name-complex="Times New Roman" style:font-size-complex="11pt" style:font-weight-complex="normal"/>
    </style:style>
    <style:style style:name="P85" style:family="paragraph" style:parent-style-name="Normal" style:list-style-name="L8">
      <style:paragraph-properties fo:orphans="2" fo:widows="2"/>
      <style:text-properties style:font-name="Times New Roman" fo:font-size="11pt" fo:font-weight="normal" officeooo:paragraph-rsid="004fe7bf" style:font-size-asian="11pt" style:font-weight-asian="normal" style:font-name-complex="Times New Roman" style:font-size-complex="11pt" style:font-weight-complex="normal"/>
    </style:style>
    <style:style style:name="P86" style:family="paragraph" style:parent-style-name="Normal" style:list-style-name="L1">
      <style:paragraph-properties fo:orphans="2" fo:widows="2"/>
      <style:text-properties style:font-name="Times New Roman1" fo:font-size="11pt" officeooo:rsid="003b9daa" officeooo:paragraph-rsid="004fe7bf" style:font-name-asian="Times New Roman1" style:font-size-asian="11pt" style:font-name-complex="Times New Roman1" style:font-size-complex="11pt"/>
    </style:style>
    <style:style style:name="P87" style:family="paragraph" style:parent-style-name="Normal" style:list-style-name="L1">
      <style:paragraph-properties fo:orphans="2" fo:widows="2"/>
      <style:text-properties style:font-name="Times New Roman1" officeooo:rsid="003b9daa" officeooo:paragraph-rsid="004aa188" style:font-name-asian="Times New Roman1" style:font-name-complex="Times New Roman1"/>
    </style:style>
    <style:style style:name="P88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aa18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89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f12e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90" style:family="paragraph" style:parent-style-name="Normal" style:list-style-name="L1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f12e5" style:font-name-asian="Times New Roman1" style:font-style-asian="normal" style:font-weight-asian="normal" style:font-name-complex="Times New Roman1" style:font-style-complex="normal" style:font-weight-complex="normal"/>
    </style:style>
    <style:style style:name="P91" style:family="paragraph" style:parent-style-name="Normal" style:list-style-name="L4">
      <style:paragraph-properties fo:orphans="2" fo:widows="2"/>
      <style:text-properties fo:font-size="11pt" officeooo:paragraph-rsid="0015a5bd" style:font-size-asian="11pt" style:font-size-complex="11pt"/>
    </style:style>
    <style:style style:name="P92" style:family="paragraph" style:parent-style-name="Normal" style:list-style-name="L6">
      <style:paragraph-properties fo:orphans="2" fo:widows="2">
        <style:tab-stops/>
      </style:paragraph-properties>
      <style:text-properties fo:font-size="11pt" officeooo:paragraph-rsid="0055db8c" style:font-size-asian="11pt" style:font-size-complex="11pt"/>
    </style:style>
    <style:style style:name="P93" style:family="paragraph" style:parent-style-name="Normal" style:list-style-name="L8">
      <style:paragraph-properties fo:orphans="2" fo:widows="2"/>
      <style:text-properties fo:font-size="11pt" officeooo:paragraph-rsid="004fe7bf" style:font-size-asian="11pt" style:font-size-complex="11pt"/>
    </style:style>
    <style:style style:name="P94" style:family="paragraph" style:parent-style-name="Normal" style:list-style-name="L7">
      <style:paragraph-properties fo:text-align="start" style:justify-single-word="false" fo:orphans="2" fo:widows="2"/>
      <style:text-properties fo:font-size="11pt" officeooo:paragraph-rsid="004fe7bf" style:font-size-asian="11pt" style:font-size-complex="11pt"/>
    </style:style>
    <style:style style:name="P95" style:family="paragraph" style:parent-style-name="Normal" style:list-style-name="L7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96" style:family="paragraph" style:parent-style-name="Normal" style:list-style-name="L7">
      <style:paragraph-properties fo:text-align="start" style:justify-single-word="false" fo:orphans="2" fo:widows="2">
        <style:tab-stops/>
      </style:paragraph-properties>
      <style:text-properties officeooo:paragraph-rsid="003d561c"/>
    </style:style>
    <style:style style:name="P97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9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e8cc" style:font-style-asian="italic" style:font-style-complex="italic"/>
    </style:style>
    <style:style style:name="T4" style:family="text">
      <style:text-properties fo:font-style="italic" officeooo:rsid="0035bedb" style:font-style-asian="italic" style:font-style-complex="italic"/>
    </style:style>
    <style:style style:name="T5" style:family="text">
      <style:text-properties fo:font-style="italic" officeooo:rsid="00413f56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e8cc" style:font-weight-asian="normal" style:font-weight-complex="normal"/>
    </style:style>
    <style:style style:name="T8" style:family="text">
      <style:text-properties fo:font-weight="normal" officeooo:rsid="0031ae1d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cc6e" style:font-style-asian="normal" style:font-style-complex="normal"/>
    </style:style>
    <style:style style:name="T11" style:family="text">
      <style:text-properties fo:font-style="normal" officeooo:rsid="0021e8cc" style:font-style-asian="normal" style:font-style-complex="normal"/>
    </style:style>
    <style:style style:name="T12" style:family="text">
      <style:text-properties fo:font-style="normal" officeooo:rsid="0035bedb" style:font-style-asian="normal" style:font-style-complex="normal"/>
    </style:style>
    <style:style style:name="T13" style:family="text">
      <style:text-properties fo:font-style="normal" officeooo:rsid="00413f56" style:font-style-asian="normal" style:font-style-complex="normal"/>
    </style:style>
    <style:style style:name="T14" style:family="text">
      <style:text-properties fo:font-style="normal" fo:font-weight="bold" officeooo:rsid="00372deb" style:font-style-asian="normal" style:font-weight-asian="bold" style:font-style-complex="normal" style:font-weight-complex="bold"/>
    </style:style>
    <style:style style:name="T15" style:family="text">
      <style:text-properties style:text-position="super 58%" officeooo:rsid="00372deb"/>
    </style:style>
    <style:style style:name="T16" style:family="text">
      <style:text-properties officeooo:rsid="0015a5bd"/>
    </style:style>
    <style:style style:name="T17" style:family="text">
      <style:text-properties officeooo:rsid="0015a5bd" style:font-name-complex="Times New Roman"/>
    </style:style>
    <style:style style:name="T18" style:family="text">
      <style:text-properties officeooo:rsid="001c3fb8" style:font-name-complex="Times New Roman"/>
    </style:style>
    <style:style style:name="T19" style:family="text">
      <style:text-properties officeooo:rsid="001ca987" style:font-name-complex="Times New Roman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officeooo:rsid="001fc776" style:font-name-complex="Times New Roman"/>
    </style:style>
    <style:style style:name="T23" style:family="text">
      <style:text-properties style:font-name="Times New Roman" officeooo:rsid="0030bc51" style:font-name-complex="Times New Roman"/>
    </style:style>
    <style:style style:name="T24" style:family="text">
      <style:text-properties style:font-name="Times New Roman" officeooo:rsid="0039af9c" style:font-name-complex="Times New Roman"/>
    </style:style>
    <style:style style:name="T25" style:family="text">
      <style:text-properties style:font-name="Times New Roman" officeooo:rsid="0023dfce" style:font-name-complex="Times New Roman"/>
    </style:style>
    <style:style style:name="T26" style:family="text">
      <style:text-properties style:font-name="Times New Roman" officeooo:rsid="003d561c" style:font-name-complex="Times New Roman"/>
    </style:style>
    <style:style style:name="T27" style:family="text">
      <style:text-properties style:font-name="Times New Roman" officeooo:rsid="004ceb19" style:font-name-complex="Times New Roman"/>
    </style:style>
    <style:style style:name="T28" style:family="text">
      <style:text-properties style:font-name="Times New Roman" officeooo:rsid="004de939" style:font-name-complex="Times New Roman"/>
    </style:style>
    <style:style style:name="T29" style:family="text">
      <style:text-properties style:font-name="Times New Roman" officeooo:rsid="004fe7bf" style:font-name-complex="Times New Roman"/>
    </style:style>
    <style:style style:name="T30" style:family="text">
      <style:text-properties style:font-name="Times New Roman" fo:font-style="italic" style:font-style-asian="italic" style:font-name-complex="Times New Roman" style:font-style-complex="italic"/>
    </style:style>
    <style:style style:name="T31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32" style:family="text">
      <style:text-properties style:font-name="Times New Roman" fo:font-weight="bold" style:font-weight-asian="bold" style:font-name-complex="Times New Roman" style:font-weight-complex="bold"/>
    </style:style>
    <style:style style:name="T33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34" style:family="text">
      <style:text-properties style:font-name="Times New Roman" fo:font-weight="normal" style:font-weight-asian="normal" style:font-name-complex="Times New Roman" style:font-weight-complex="normal"/>
    </style:style>
    <style:style style:name="T35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36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37" style:family="text">
      <style:text-properties style:font-name="Times New Roman" fo:font-weight="normal" officeooo:rsid="004fe7bf" style:font-weight-asian="normal" style:font-name-complex="Times New Roman" style:font-weight-complex="normal"/>
    </style:style>
    <style:style style:name="T38" style:family="text">
      <style:text-properties style:font-name="Times New Roman" officeooo:rsid="0039af9c"/>
    </style:style>
    <style:style style:name="T39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40" style:family="text">
      <style:text-properties style:font-name="Times New Roman" fo:font-size="13pt" style:font-size-asian="13pt" style:font-name-complex="Times New Roman" style:font-size-complex="13pt"/>
    </style:style>
    <style:style style:name="T41" style:family="text">
      <style:text-properties style:font-name="Times New Roman" fo:font-size="11pt" style:font-size-asian="11pt" style:font-size-complex="11pt"/>
    </style:style>
    <style:style style:name="T42" style:family="text">
      <style:text-properties style:font-name="Times New Roman" fo:font-size="11pt" officeooo:rsid="0015a5bd" style:font-size-asian="11pt" style:font-size-complex="11pt"/>
    </style:style>
    <style:style style:name="T43" style:family="text">
      <style:text-properties style:font-name="Times New Roman" fo:font-size="11pt" style:font-size-asian="11pt" style:font-name-complex="Times New Roman" style:font-size-complex="11pt"/>
    </style:style>
    <style:style style:name="T44" style:family="text">
      <style:text-properties style:font-name="Times New Roman" fo:font-size="11pt" officeooo:rsid="004ceb19" style:font-size-asian="11pt" style:font-name-complex="Times New Roman" style:font-size-complex="11pt"/>
    </style:style>
    <style:style style:name="T45" style:family="text">
      <style:text-properties style:font-name="Times New Roman" fo:font-size="11pt" officeooo:rsid="0030bc51" style:font-size-asian="11pt" style:font-name-complex="Times New Roman" style:font-size-complex="11pt"/>
    </style:style>
    <style:style style:name="T46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47" style:family="text">
      <style:text-properties style:font-name="Times New Roman" fo:font-size="11pt" fo:font-style="italic" officeooo:rsid="0015a5bd" style:font-size-asian="11pt" style:font-style-asian="italic" style:font-size-complex="11pt" style:font-style-complex="italic"/>
    </style:style>
    <style:style style:name="T48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49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50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style:font-name="Times New Roman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53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54" style:family="text">
      <style:text-properties style:font-name="Times New Roman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55" style:family="text">
      <style:text-properties style:font-name="Times New Roman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7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58" style:family="text">
      <style:text-properties style:font-name="Times New Roman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59" style:family="text">
      <style:text-properties style:font-name="Times New Roman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60" style:family="text">
      <style:text-properties style:font-name="Times New Roman" fo:font-size="11pt" fo:font-weight="normal" officeooo:rsid="003d561c" style:font-size-asian="11pt" style:font-weight-asian="normal" style:font-name-complex="Times New Roman" style:font-size-complex="11pt" style:font-weight-complex="normal"/>
    </style:style>
    <style:style style:name="T61" style:family="text">
      <style:text-properties style:font-name="Times New Roman" fo:font-size="11pt" fo:font-weight="normal" officeooo:rsid="0025acec" style:font-size-asian="11pt" style:font-weight-asian="normal" style:font-name-complex="Times New Roman" style:font-size-complex="11pt" style:font-weight-complex="normal"/>
    </style:style>
    <style:style style:name="T62" style:family="text">
      <style:text-properties style:font-name="Times New Roman" fo:font-size="11pt" fo:font-weight="normal" officeooo:rsid="00212d22" style:font-size-asian="11pt" style:font-weight-asian="normal" style:font-name-complex="Times New Roman" style:font-size-complex="11pt" style:font-weight-complex="normal"/>
    </style:style>
    <style:style style:name="T63" style:family="text">
      <style:text-properties style:font-name="Times New Roman" fo:font-size="11pt" fo:font-weight="normal" officeooo:rsid="00400ad6" style:font-size-asian="11pt" style:font-weight-asian="normal" style:font-name-complex="Times New Roman" style:font-size-complex="11pt" style:font-weight-complex="normal"/>
    </style:style>
    <style:style style:name="T64" style:family="text">
      <style:text-properties style:font-name="Times New Roman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65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66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67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68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69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70" style:family="text"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T71" style:family="text">
      <style:text-properties style:font-name="Times New Roman1" officeooo:rsid="001fc776" style:font-name-complex="Times New Roman"/>
    </style:style>
    <style:style style:name="T72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73" style:family="text">
      <style:text-properties style:font-name="Times New Roman1" officeooo:rsid="00372deb" style:font-name-asian="Times New Roman1" style:font-name-complex="Times New Roman1"/>
    </style:style>
    <style:style style:name="T74" style:family="text">
      <style:text-properties style:font-name="Times New Roman1" officeooo:rsid="0039af9c" style:font-name-asian="Times New Roman1" style:font-name-complex="Times New Roman1"/>
    </style:style>
    <style:style style:name="T75" style:family="text">
      <style:text-properties style:font-name="Times New Roman1" officeooo:rsid="003b9daa" style:font-name-asian="Times New Roman1" style:font-name-complex="Times New Roman1"/>
    </style:style>
    <style:style style:name="T76" style:family="text">
      <style:text-properties style:font-name="Times New Roman1" officeooo:rsid="003d561c" style:font-name-asian="Times New Roman1" style:font-name-complex="Times New Roman1"/>
    </style:style>
    <style:style style:name="T77" style:family="text">
      <style:text-properties style:font-name="Times New Roman1" officeooo:rsid="00407a80" style:font-name-asian="Times New Roman1" style:font-name-complex="Times New Roman1"/>
    </style:style>
    <style:style style:name="T78" style:family="text">
      <style:text-properties style:font-name="Times New Roman1" officeooo:rsid="004aa188" style:font-name-asian="Times New Roman1" style:font-name-complex="Times New Roman1"/>
    </style:style>
    <style:style style:name="T79" style:family="text">
      <style:text-properties style:font-name="Times New Roman1" officeooo:rsid="004c9463" style:font-name-asian="Times New Roman1" style:font-name-complex="Times New Roman1"/>
    </style:style>
    <style:style style:name="T80" style:family="text">
      <style:text-properties style:font-name="Times New Roman1" officeooo:rsid="004ceb19" style:font-name-asian="Times New Roman1" style:font-name-complex="Times New Roman1"/>
    </style:style>
    <style:style style:name="T81" style:family="text">
      <style:text-properties style:font-name="Times New Roman1" officeooo:rsid="0050e164" style:font-name-asian="Times New Roman1" style:font-name-complex="Times New Roman1"/>
    </style:style>
    <style:style style:name="T82" style:family="text">
      <style:text-properties style:font-name="Times New Roman1" officeooo:rsid="0052a0f2" style:font-name-asian="Times New Roman1" style:font-name-complex="Times New Roman1"/>
    </style:style>
    <style:style style:name="T83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84" style:family="text">
      <style:text-properties style:font-name="Times New Roman1" fo:font-style="italic" officeooo:rsid="004c9463" style:font-name-asian="Times New Roman1" style:font-style-asian="italic" style:font-name-complex="Times New Roman1" style:font-style-complex="italic"/>
    </style:style>
    <style:style style:name="T85" style:family="text">
      <style:text-properties officeooo:rsid="00201cfe"/>
    </style:style>
    <style:style style:name="T86" style:family="text">
      <style:text-properties officeooo:rsid="00212d22"/>
    </style:style>
    <style:style style:name="T87" style:family="text">
      <style:text-properties officeooo:rsid="0021e8c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1e8cc" style:font-weight-asian="bold" style:font-weight-complex="bold"/>
    </style:style>
    <style:style style:name="T90" style:family="text">
      <style:text-properties fo:font-weight="bold" officeooo:rsid="00372deb" style:font-weight-asian="bold" style:font-weight-complex="bold"/>
    </style:style>
    <style:style style:name="T91" style:family="text">
      <style:text-properties fo:font-weight="bold" officeooo:rsid="0039af9c" style:font-weight-asian="bold" style:font-weight-complex="bold"/>
    </style:style>
    <style:style style:name="T92" style:family="text">
      <style:text-properties fo:font-weight="bold" officeooo:rsid="00404ed0" style:font-weight-asian="bold" style:font-weight-complex="bold"/>
    </style:style>
    <style:style style:name="T93" style:family="text">
      <style:text-properties fo:font-weight="bold" officeooo:rsid="004f12e5" style:font-weight-asian="bold" style:font-weight-complex="bold"/>
    </style:style>
    <style:style style:name="T94" style:family="text">
      <style:text-properties fo:font-weight="bold" officeooo:rsid="002a10da" style:font-weight-asian="bold" style:font-weight-complex="bold"/>
    </style:style>
    <style:style style:name="T95" style:family="text">
      <style:text-properties fo:font-weight="bold" officeooo:rsid="00212d22" style:font-weight-asian="bold" style:font-weight-complex="bold"/>
    </style:style>
    <style:style style:name="T96" style:family="text">
      <style:text-properties fo:font-weight="bold" officeooo:rsid="0057f9a0" style:font-weight-asian="bold" style:font-weight-complex="bold"/>
    </style:style>
    <style:style style:name="T97" style:family="text">
      <style:text-properties fo:font-weight="bold" officeooo:rsid="00583f50" style:font-weight-asian="bold" style:font-weight-complex="bold"/>
    </style:style>
    <style:style style:name="T98" style:family="text">
      <style:text-properties fo:font-weight="bold" officeooo:rsid="001c3fb8" style:font-weight-asian="bold" style:font-name-complex="Times New Roman" style:font-weight-complex="bold"/>
    </style:style>
    <style:style style:name="T99" style:family="text">
      <style:text-properties fo:font-weight="bold" officeooo:rsid="0015a5bd" style:font-weight-asian="bold" style:font-name-complex="Times New Roman" style:font-weight-complex="bold"/>
    </style:style>
    <style:style style:name="T100" style:family="text">
      <style:text-properties officeooo:rsid="0029e231"/>
    </style:style>
    <style:style style:name="T101" style:family="text">
      <style:text-properties officeooo:rsid="002a10da"/>
    </style:style>
    <style:style style:name="T102" style:family="text">
      <style:text-properties officeooo:rsid="002ab56d"/>
    </style:style>
    <style:style style:name="T103" style:family="text">
      <style:text-properties officeooo:rsid="0031ae1d"/>
    </style:style>
    <style:style style:name="T104" style:family="text">
      <style:text-properties officeooo:rsid="0035bedb"/>
    </style:style>
    <style:style style:name="T105" style:family="text">
      <style:text-properties officeooo:rsid="0035e0fd"/>
    </style:style>
    <style:style style:name="T106" style:family="text">
      <style:text-properties officeooo:rsid="00372deb"/>
    </style:style>
    <style:style style:name="T107" style:family="text">
      <style:text-properties officeooo:rsid="0038ddd3"/>
    </style:style>
    <style:style style:name="T108" style:family="text">
      <style:text-properties officeooo:rsid="003d561c"/>
    </style:style>
    <style:style style:name="T109" style:family="text">
      <style:text-properties officeooo:rsid="00413f56"/>
    </style:style>
    <style:style style:name="T110" style:family="text">
      <style:text-properties officeooo:rsid="0042f2ae"/>
    </style:style>
    <style:style style:name="T111" style:family="text">
      <style:text-properties officeooo:rsid="0044fe45"/>
    </style:style>
    <style:style style:name="T112" style:family="text">
      <style:text-properties officeooo:rsid="0047b568"/>
    </style:style>
    <style:style style:name="T113" style:family="text">
      <style:text-properties officeooo:rsid="0048651c"/>
    </style:style>
    <style:style style:name="T114" style:family="text">
      <style:text-properties fo:font-variant="small-caps"/>
    </style:style>
    <style:style style:name="T115" style:family="text">
      <style:text-properties fo:font-variant="small-caps" style:font-name="Times New Roman" fo:font-weight="bold" style:font-weight-asian="bold" style:font-name-complex="Times New Roman" style:font-weight-complex="bold"/>
    </style:style>
    <style:style style:name="T116" style:family="text">
      <style:text-properties fo:font-variant="small-caps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17" style:family="text">
      <style:text-properties fo:font-variant="small-caps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T118" style:family="text">
      <style:text-properties fo:font-variant="small-caps" officeooo:rsid="0031ae1d"/>
    </style:style>
    <style:style style:name="T119" style:family="text">
      <style:text-properties officeooo:rsid="003b9daa" style:font-name-asian="Times New Roman1" style:font-name-complex="Times New Roman1"/>
    </style:style>
    <style:style style:name="T120" style:family="text">
      <style:text-properties officeooo:rsid="003d561c" style:font-name-asian="Times New Roman1" style:font-name-complex="Times New Roman1"/>
    </style:style>
    <style:style style:name="T121" style:family="text">
      <style:text-properties officeooo:rsid="004aa188"/>
    </style:style>
    <style:style style:name="T122" style:family="text">
      <style:text-properties officeooo:rsid="004c9463"/>
    </style:style>
    <style:style style:name="T123" style:family="text">
      <style:text-properties officeooo:rsid="004f12e5"/>
    </style:style>
    <style:style style:name="T124" style:family="text">
      <style:text-properties officeooo:rsid="004fe7bf"/>
    </style:style>
    <style:style style:name="T125" style:family="text">
      <style:text-properties officeooo:rsid="0050e164"/>
    </style:style>
    <style:style style:name="T126" style:family="text">
      <style:text-properties fo:font-variant="normal" fo:text-transform="none" style:font-name="Times New Roman" fo:font-weight="normal" officeooo:rsid="0055db8c" style:font-weight-asian="normal" style:font-name-complex="Times New Roman" style:font-weight-complex="normal"/>
    </style:style>
    <style:style style:name="T127" style:family="text">
      <style:text-properties fo:font-variant="normal" fo:text-transform="none" style:font-name="Times New Roman" fo:font-weight="normal" officeooo:rsid="00568119" style:font-weight-asian="normal" style:font-name-complex="Times New Roman" style:font-weight-complex="normal"/>
    </style:style>
    <style:style style:name="T128" style:family="text">
      <style:text-properties fo:font-variant="normal" fo:text-transform="none" style:font-name="Times New Roman" fo:font-weight="normal" officeooo:rsid="0056b189" style:font-weight-asian="normal" style:font-name-complex="Times New Roman" style:font-weight-complex="normal"/>
    </style:style>
    <style:style style:name="T129" style:family="text">
      <style:text-properties fo:font-variant="normal" fo:text-transform="none" style:font-name="Times New Roman" fo:font-weight="normal" officeooo:rsid="005fbcb5" style:font-weight-asian="normal" style:font-name-complex="Times New Roman" style:font-weight-complex="normal"/>
    </style:style>
    <style:style style:name="T130" style:family="text">
      <style:text-properties officeooo:rsid="00540a1c"/>
    </style:style>
    <style:style style:name="T131" style:family="text">
      <style:text-properties officeooo:rsid="0057f9a0"/>
    </style:style>
    <style:style style:name="T132" style:family="text">
      <style:text-properties officeooo:rsid="00583f50"/>
    </style:style>
    <style:style style:name="T133" style:family="text">
      <style:text-properties fo:font-size="11pt" style:font-size-asian="11pt" style:font-size-complex="11pt"/>
    </style:style>
    <style:style style:name="T134" style:family="text">
      <style:text-properties fo:font-size="11pt" officeooo:rsid="001e8c2c" style:font-size-asian="11pt" style:font-size-complex="11pt"/>
    </style:style>
    <style:style style:name="T135" style:family="text">
      <style:text-properties fo:font-size="11pt" officeooo:rsid="0035586a" style:font-size-asian="11pt" style:font-size-complex="11pt"/>
    </style:style>
    <style:style style:name="T136" style:family="text">
      <style:text-properties fo:font-size="11pt" officeooo:rsid="0015a5bd" style:font-size-asian="11pt" style:font-size-complex="11pt"/>
    </style:style>
    <style:style style:name="T137" style:family="text">
      <style:text-properties fo:font-size="11pt" officeooo:rsid="001608c2" style:font-size-asian="11pt" style:font-size-complex="11pt"/>
    </style:style>
    <style:style style:name="T138" style:family="text">
      <style:text-properties fo:font-size="11pt" officeooo:rsid="001717c6" style:font-size-asian="11pt" style:font-size-complex="11pt"/>
    </style:style>
    <style:style style:name="T139" style:family="text">
      <style:text-properties fo:font-size="11pt" officeooo:rsid="005fcbfd" style:font-size-asian="11pt" style:font-size-complex="11pt"/>
    </style:style>
    <style:style style:name="T140" style:family="text">
      <style:text-properties fo:font-size="11pt" fo:font-style="italic" officeooo:rsid="001ca987" style:font-size-asian="11pt" style:font-style-asian="italic" style:font-size-complex="11pt" style:font-style-complex="italic"/>
    </style:style>
    <style:style style:name="T141" style:family="text">
      <style:text-properties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142" style:family="text">
      <style:text-properties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143" style:family="text">
      <style:text-properties fo:font-size="11pt" fo:font-style="normal" officeooo:rsid="001e8c2c" style:font-size-asian="11pt" style:font-style-asian="normal" style:font-size-complex="11pt" style:font-style-complex="normal"/>
    </style:style>
    <style:style style:name="T144" style:family="text">
      <style:text-properties fo:font-size="11pt" fo:font-style="normal" officeooo:rsid="001ca987" style:font-size-asian="11pt" style:font-style-asian="normal" style:font-size-complex="11pt" style:font-style-complex="normal"/>
    </style:style>
    <style:style style:name="T145" style:family="text">
      <style:text-properties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146" style:family="text">
      <style:text-properties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147" style:family="text">
      <style:text-properties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148" style:family="text">
      <style:text-properties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officeooo:rsid="003b9daa" style:font-name-asian="CAAAAA+TimesNewRomanPSMT" style:font-name-complex="CAAAAA+TimesNewRomanPSMT"/>
    </style:style>
    <style:style style:name="T150" style:family="text">
      <style:text-properties officeooo:rsid="005da7b6"/>
    </style:style>
    <style:style style:name="T151" style:family="text">
      <style:text-properties officeooo:rsid="005fcbf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Jacob M. Anderson</text:p>
      <text:p text:style-name="P9"/>
      <text:section text:style-name="Sect1" text:name="Sect1">
        <text:p text:style-name="P24">Fermi National Accelerator Laboratory</text:p>
        <text:p text:style-name="P24">P.O. Box 500, Batavia, IL <text:s/>60510-5011</text:p>
        <text:p text:style-name="P5"><text:s/>(630) 840-6813</text:p>
        <text:p text:style-name="P1"><text:span text:style-name="Hyperlink"><text:span text:style-name="T1">andersj@fnal.gov</text:span></text:span></text:p>
      </text:section>
      <text:section text:style-name="Sect2" text:name="Sect2">
        <text:p text:style-name="P24"/>
        <text:p text:style-name="P19">Education</text:p>
        <text:p text:style-name="P10"/>
        <text:p text:style-name="P35">University of Maryland</text:p>
        <text:p text:style-name="P24">Ph.D. in Physics 2009</text:p>
        <text:p text:style-name="P32"><text:span text:style-name="Default_20_Paragraph_20_Font"><text:span text:style-name="T21">Thesis title: <text:s/>Measurement of </text:span></text:span><text:span text:style-name="Default_20_Paragraph_20_Font"><text:span text:style-name="T30">CP</text:span></text:span><text:span text:style-name="Default_20_Paragraph_20_Font"><text:span text:style-name="T21"> content and time-dependent </text:span></text:span><text:span text:style-name="Default_20_Paragraph_20_Font"><text:span text:style-name="T30">CP</text:span></text:span><text:span text:style-name="Default_20_Paragraph_20_Font"><text:span text:style-name="T21"> violation in </text:span></text:span><text:span text:style-name="Default_20_Paragraph_20_Font"><text:span text:style-name="T21"><draw:g text:anchor-type="as-char" svg:y="-0.1484in" draw:z-index="0" draw:style-name="gr1"><svg:title>TexMaths</svg:title><svg:desc>12§display§B^0 \rightarrow D^{*+}D^{*-}</svg:desc><draw:polygon draw:style-name="gr2" draw:text-style-name="P98" svg:width="1.1055in" svg:height="0.1441in" svg:x="0in" svg:y="0.0051in" svg:viewBox="0 0 2809 367" draw:points="1405,367 0,367 0,0 2809,0 2809,367"><text:p/></draw:polygon><draw:path draw:style-name="gr3" draw:text-style-name="P98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98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98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98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98" svg:width="0.0469in" svg:height="0.0496in" svg:x="0.622in" svg:y="0.024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98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98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98" svg:width="0.0469in" svg:height="0.0496in" svg:x="0.9437in" svg:y="0.024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98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21">Decays</text:span></text:span></text:p>
        <text:p text:style-name="P24">Advisor: Prof. Douglas A. Roberts</text:p>
        <text:p text:style-name="P24">M.S. Physics, 2007</text:p>
        <text:p text:style-name="P12"/>
        <text:p text:style-name="P25">Brigham Young University</text:p>
        <text:p text:style-name="P22"><text:span text:style-name="Default_20_Paragraph_20_Font"><text:span text:style-name="T21">B.S. in Physics, </text:span></text:span><text:span text:style-name="Default_20_Paragraph_20_Font"><text:span text:style-name="T30">cum laude</text:span></text:span><text:span text:style-name="Default_20_Paragraph_20_Font"><text:span text:style-name="T21">, 2003</text:span></text:span></text:p>
        <text:p text:style-name="P23"><text:span text:style-name="Default_20_Paragraph_20_Font"><text:span text:style-name="T22">Member of Sigma Pi Sigma</text:span></text:span><text:span text:style-name="Default_20_Paragraph_20_Font"><text:span text:style-name="T71"> physics honor society</text:span></text:span></text:p>
        <text:p text:style-name="P22"><text:span text:style-name="Default_20_Paragraph_20_Font"><text:span text:style-name="T21">Thesis: Level3 </text:span></text:span><text:span text:style-name="Default_20_Paragraph_20_Font"><text:span text:style-name="T30">z</text:span></text:span><text:span text:style-name="Default_20_Paragraph_20_Font"><text:span text:style-name="T21"> Tracking Algorithm for the CLEO III Detector</text:span></text:span></text:p>
        <text:p text:style-name="P24">Advisors: Dr. David L. Kreinick, Cornell and Dr. Steven E. Jones, BYU</text:p>
        <text:p text:style-name="P3"/>
        <text:p text:style-name="P19">Research Experience</text:p>
        <text:p text:style-name="P11"/>
        <text:p text:style-name="P2"><text:span text:style-name="Default_20_Paragraph_20_Font"><text:span text:style-name="T116">Fermi National Accelerator Laboratory</text:span></text:span><text:span text:style-name="Default_20_Paragraph_20_Font"><text:span text:style-name="T39">, </text:span></text:span><text:span text:style-name="Default_20_Paragraph_20_Font"><text:span text:style-name="T40">2009–Present</text:span></text:span></text:p>
        <text:p text:style-name="P14">CMS hadron calorimeter (Hcal)</text:p>
        <text:list xml:id="list6088311594101466791" text:style-name="L1">
          <text:list-item>
            <text:p text:style-name="P72"><text:span text:style-name="T83">Development of SiPM devices for use in CMS Hcal</text:span><text:span text:style-name="T75"> (2009</text:span><text:span text:style-name="T73">–</text:span><text:span text:style-name="T75">present)</text:span></text:p>
            <text:p text:style-name="P86">I developed the code to study SiPM sensors within the context of the CMS Hcal through <text:span text:style-name="T121">both </text:span>simulation and <text:span text:style-name="T121">analysis of bench and </text:span>test beam <text:span text:style-name="T121">data</text:span>. <text:s/><text:span text:style-name="T124">During the studies, we were the first to document the significant extension of the dynamic range of a SiPM device with fast micro-pixel recovery time when illuminated by the comparatively slow light pulse from our wavelength shifter. <text:s/></text:span><text:span text:style-name="T125">T</text:span><text:span text:style-name="T121">hese studies </text:span><text:span text:style-name="T125">formed the backbone for the </text:span><text:span text:style-name="T121">development and deployment of</text:span> SiPM devices in the Hcal tail<text:span text:style-name="T121">-</text:span>catch<text:span text:style-name="T121">er </text:span><text:span text:style-name="T125">(HO)</text:span> during the 2013-2014 LHC shutdown. <text:s/><text:span text:style-name="T121">I co-wrote the </text:span>specifications for SiPM devices <text:span text:style-name="T121">that will be used </text:span>for the upgrade of the entire central calorimeter, <text:span text:style-name="T121">which was given DOE CD1 approval</text:span>. <text:s/>I have presented results from this work at PLHC2010, Fermilab, TIPP2011, Pisa2012 and Calor2012 as well at seminars at Virginia and Michigan. <text:s/><text:span text:style-name="T130">Recognized with 2011 CMS postdoc award for this work.</text:span></text:p>
          </text:list-item>
          <text:list-item>
            <text:p text:style-name="P72"><text:span text:style-name="T83">Coordinator of Hcal upgrade simulation software</text:span><text:span text:style-name="T75"> (2011</text:span><text:span text:style-name="T73">–</text:span><text:span text:style-name="T75">present)</text:span></text:p>
            <text:p text:style-name="P75"><text:span text:style-name="T75">As the lead developer and </text:span><text:span text:style-name="T81">c</text:span><text:span text:style-name="T75">ontact for the Hcal upgrade simulation, I </text:span><text:span text:style-name="T81">i</text:span><text:span text:style-name="T75">mplement</text:span><text:span text:style-name="T81">ed, maintained and oversaw</text:span><text:span text:style-name="T75"> the Hcal simulation that formed the basis for the CMS Hcal Upgrade T</text:span><text:span text:style-name="T76">echnical </text:span><text:span text:style-name="T119">D</text:span><text:span text:style-name="T120">esign </text:span><text:span text:style-name="T119">R</text:span><text:span text:style-name="T120">eport</text:span><text:span text:style-name="T119"> </text:span><text:span text:style-name="T149">CERN-LHCC-2012-015, CMS-TDR-010</text:span><text:span text:style-name="T75">. <text:s text:c="2"/></text:span><text:span text:style-name="T76">Since 2013, th</text:span><text:span text:style-name="T81">e</text:span><text:span text:style-name="T76"> role has expanded </text:span><text:span text:style-name="T81">as</text:span><text:span text:style-name="T76"> the Hcal representative </text:span><text:span text:style-name="T81">to</text:span><text:span text:style-name="T76"> the CMS Upgrade Simulation Software Task Force </text:span><text:span text:style-name="T78">which is preparing detector and physics simulations targeting the HL-LHC era</text:span><text:span text:style-name="T76">.</text:span></text:p>
          </text:list-item>
          <text:list-item>
            <text:p text:style-name="P87"><text:span text:style-name="T88">Convener for the simulation and reconstruction software of the Hcal group</text:span> (2013<text:span text:style-name="T112">-2014</text:span>)</text:p>
            <text:p text:style-name="P88">As convener of the software group withing the Hcal, I oversee contributions to the reconstruction and simulation software through developer reports in regular meetings. <text:s/><text:span text:style-name="T121">I lead and coordinate the preparations for collision data-taking with the upgraded tail catcher through analysis of available </text:span><text:span text:style-name="T122">pre-collision data and ensuring the simulation will accurately reflect the new detector configuration.</text:span></text:p>
          </text:list-item>
          <text:list-item>
            <text:p text:style-name="P90"><text:span text:style-name="T93">Convener of the CMS offline upgrade software group</text:span><text:span text:style-name="T123"> (2014)</text:span></text:p>
            <text:p text:style-name="P89"><text:span text:style-name="T123">Level 2 management position within the CMS collaboration </text:span><text:span text:style-name="T125">overseeing all upgrade simulation contributions within CMS.</text:span></text:p>
          </text:list-item>
        </text:list>
        <text:p text:style-name="P16">CMS <text:span text:style-name="T108">data analysis</text:span></text:p>
        <text:list xml:id="list8876208231080147618" text:style-name="L2">
          <text:list-item>
            <text:p text:style-name="P73"><text:span text:style-name="T14">Upsilon cross section</text:span><text:span text:style-name="T106"> (2009</text:span><text:span text:style-name="T73">–</text:span><text:span text:style-name="T106">2010)</text:span></text:p>
            <text:p text:style-name="P76"><text:span text:style-name="T106">Key contributions to the signal extraction and background modeling and the systematic errors associated with these procedures. <text:s/>Early measurement from the LHC with only 3pb</text:span><text:span text:style-name="T15">-1</text:span><text:span text:style-name="T106"> of integrated luminosity. <text:s/></text:span><text:span text:style-name="T107">This analysis lead to </text:span><text:span text:style-name="T125">a </text:span><text:span text:style-name="T107">talk at DIS2011, a seminar at Virginia and a paper in PRD.</text:span></text:p>
          </text:list-item>
          <text:list-item>
            <text:p text:style-name="P73"><text:span text:style-name="T90">Upsilon suppression in heavy ion collisions</text:span><text:span text:style-name="T106"> (2010</text:span><text:span text:style-name="T73">–</text:span><text:span text:style-name="T106">2012)</text:span></text:p>
            <text:p text:style-name="P77"><text:span text:style-name="T107">Outgrowth of my work on the Upsilon cross section. <text:s/>I developed the likelihood fitting routines to use a double ratio of yields to cancel systematic errors and measure the suppression of the </text:span><text:span text:style-name="T107"><draw:g text:anchor-type="as-char" svg:y="-0.1146in" draw:z-index="16" draw:style-name="gr1"><svg:title>TexMaths</svg:title><svg:desc>11§display§\Upsilon(2S)</svg:desc><draw:polygon draw:style-name="gr2" draw:text-style-name="P98" svg:width="0.4157in" svg:height="0.1524in" svg:x="0in" svg:y="0.0008in" svg:viewBox="0 0 1057 388" draw:points="529,388 0,388 0,0 1057,0 1057,388"><text:p/></draw:polygon><draw:path draw:style-name="gr3" draw:text-style-name="P98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98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98" svg:width="0.0606in" svg:height="0.1016in" svg:x="0.1858in" svg:y="0.0138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3" draw:text-style-name="P98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98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07"> and </text:span><text:span text:style-name="T107"><draw:g text:anchor-type="as-char" svg:y="-0.1146in" draw:z-index="17" draw:style-name="gr1"><svg:title>TexMaths</svg:title><svg:desc>11§display§\Upsilon(3S)</svg:desc><draw:polygon draw:style-name="gr2" draw:text-style-name="P98" svg:width="0.4157in" svg:height="0.1524in" svg:x="0in" svg:y="0.0008in" svg:viewBox="0 0 1057 388" draw:points="529,388 0,388 0,0 1057,0 1057,388"><text:p/></draw:polygon><draw:path draw:style-name="gr3" draw:text-style-name="P98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98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98" svg:width="0.0626in" svg:height="0.1047in" svg:x="0.1843in" svg:y="0.0138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3" draw:text-style-name="P98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98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07"> relative to the </text:span><text:soft-page-break/><text:span text:style-name="T107"><draw:g text:anchor-type="as-char" svg:y="-0.1146in" draw:z-index="15" draw:style-name="gr1"><svg:title>TexMaths</svg:title><svg:desc>11§display§\Upsilon(1S)</svg:desc><draw:polygon draw:style-name="gr2" draw:text-style-name="P98" svg:width="0.4157in" svg:height="0.1524in" svg:x="0in" svg:y="0.0008in" svg:viewBox="0 0 1057 388" draw:points="529,388 0,388 0,0 1057,0 1057,388"><text:p/></draw:polygon><draw:path draw:style-name="gr3" draw:text-style-name="P98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98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3" draw:text-style-name="P98" svg:width="0.0496in" svg:height="0.1016in" svg:x="0.1917in" svg:y="0.0138in" svg:viewBox="0 0 127 259" svg:d="m79 10c0-9 0-10-9-10-24 25-58 25-70 25v12c8 0 31 0 51-11v202c0 14-2 18-37 18h-12v13c13-2 47-2 63-2s49 0 62 2v-13h-12c-35 0-36-4-36-18z"><text:p/></draw:path><draw:path draw:style-name="gr3" draw:text-style-name="P98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98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107"> in PbPb collisions. <text:s/>I also contributed the statistical framework for evaluating the significance of the observed suppression. <text:s/>These results were published in separate PRL articles for the 2010 and 2011 heavy ion data 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73"><text:span text:style-name="T90"><draw:g text:anchor-type="as-char" svg:y="-0.1165in" draw:z-index="2" draw:style-name="gr1"><svg:title>TexMaths</svg:title><svg:desc>12§inline§\bm{X\rightarrow Wjj}</svg:desc><draw:polygon draw:style-name="gr2" draw:text-style-name="P98" svg:width="0.8409in" svg:height="0.1476in" svg:x="0in" svg:y="0.0024in" svg:viewBox="0 0 2137 376" draw:points="1069,376 0,376 0,0 2137,0 2137,376"><text:p/></draw:polygon><draw:path draw:style-name="gr3" draw:text-style-name="P98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98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98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98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98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90"> search for dijet resonance near 150 GeV</text:span><text:span text:style-name="T106"> (2011)</text:span></text:p>
            <text:p text:style-name="P80">In a search for a dijet resonance near 150 GeV reported by the CDF collaboration. <text:s/>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ad to a talk at Pheno2012 and a paper in PRL.</text:p>
          </text:list-item>
          <text:list-item>
            <text:p text:style-name="P73"><text:span text:style-name="T90"><draw:g text:anchor-type="as-char" svg:y="-0.1181in" draw:z-index="1" draw:style-name="gr1"><svg:title>TexMaths</svg:title><svg:desc>12§display§\bm{H\rightarrow WW\rightarrow \ell\nu jj}</svg:desc><draw:polygon draw:style-name="gr2" draw:text-style-name="P98" svg:width="1.528in" svg:height="0.1476in" svg:x="0in" svg:y="0.0035in" svg:viewBox="0 0 3882 376" draw:points="1941,376 0,376 0,0 3882,0 3882,376"><text:p/></draw:polygon><draw:path draw:style-name="gr3" draw:text-style-name="P98" svg:width="0.1634in" svg:height="0.1138in" svg:x="0.0071in" svg:y="0.0028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98" svg:width="0.1697in" svg:height="0.089in" svg:x="0.2343in" svg:y="0.0299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98" svg:width="0.1902in" svg:height="0.1165in" svg:x="0.4724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98" svg:width="0.1902in" svg:height="0.1165in" svg:x="0.6815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98" svg:width="0.1697in" svg:height="0.089in" svg:x="0.9366in" svg:y="0.0299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98" svg:width="0.0736in" svg:height="0.1185in" svg:x="1.1642in" svg:y="-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98" svg:width="0.0925in" svg:height="0.0748in" svg:x="1.2504in" svg:y="0.0417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98" svg:width="0.0772in" svg:height="0.1488in" svg:x="1.348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98" svg:width="0.0772in" svg:height="0.1488in" svg:x="1.437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90"> searches for high-mass Higgs-like-bosons</text:span><text:span text:style-name="T106"> (2011</text:span><text:span text:style-name="T73">–p</text:span><text:span text:style-name="T106">resent)</text:span></text:p>
            <text:p text:style-name="P59"><text:span text:style-name="T24">This analysis looked for a Higgs-like-boson with a mass above the WW threshold. <text:s/>I developed the signal and background models, particularly the extraction of the W+jets background using data sidebands. <text:s/>We have published a paper in Eur. Phys. J. C and have a public result</text:span><text:span text:style-name="T20"> CMS-PAS-HIG-12-046. <text:s/></text:span><text:span text:style-name="T38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73"><text:span text:style-name="T91">Semi-leptonic WW/WZ</text:span><text:span text:style-name="T90"> </text:span><text:span text:style-name="T92">diboson </text:span><text:span text:style-name="T90">production and gauge couplings</text:span><text:span text:style-name="T106"> (2011</text:span><text:span text:style-name="T73">–present)</text:span></text:p>
            <text:p text:style-name="P78"><text:span text:style-name="T74">In addition to signal and background models </text:span><text:span text:style-name="T77">as in other analyses</text:span><text:span text:style-name="T74">, I have contributed to the statistical interpretation of our limits on the anomalous gauge couplings and put together a statistical framework to be able to combine </text:span><text:span text:style-name="T77">different </text:span><text:span text:style-name="T74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6"><text:span text:style-name="T79">CMS Analysis </text:span><text:span text:style-name="T82">r</text:span><text:span text:style-name="T79">eview </text:span><text:span text:style-name="T82">c</text:span><text:span text:style-name="T79">ommittees</text:span></text:p>
        <text:list xml:id="list5190052212569250925" text:style-name="L3">
          <text:list-item>
            <text:p text:style-name="P79"><text:span text:style-name="T79">Committee member for </text:span><text:span text:style-name="T79"><draw:g text:anchor-type="as-char" svg:y="-0.1146in" draw:z-index="18" draw:style-name="gr1"><svg:title>TexMaths</svg:title><svg:desc>11§inline§J/\psi</svg:desc><draw:polygon draw:style-name="gr2" draw:text-style-name="P98" svg:width="0.272in" svg:height="0.1524in" svg:x="0in" svg:y="0.0008in" svg:viewBox="0 0 692 388" draw:points="346,388 0,388 0,0 692,0 692,388"><text:p/></draw:polygon><draw:path draw:style-name="gr3" draw:text-style-name="P98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s-26 5-26 31c0 24 21 43 52 43 35 0 76-26 86-64z"><text:p/></draw:path><draw:path draw:style-name="gr3" draw:text-style-name="P98" svg:width="0.0591in" svg:height="0.1524in" svg:x="0.0992in" svg:y="0in" svg:viewBox="0 0 151 388" svg:d="m149 14c2-4 2-6 2-6 0-5-3-8-8-8-2 0-5 1-6 3l-135 370c-2 5-2 6-2 8 0 4 3 7 8 7s6-3 9-10z"><text:p/></draw:path><draw:path draw:style-name="gr3" draw:text-style-name="P98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79"> polarization measurement, CMS-BPH-13-003-003, submited to </text:span><text:span text:style-name="T84">Phys. Lett. </text:span><text:span text:style-name="T79">B, arXiv:1307:6070.</text:span></text:p>
          </text:list-item>
          <text:list-item>
            <text:p text:style-name="P79"><text:span text:style-name="T79">Committee member for </text:span><text:span text:style-name="T80">stop decays with a Higgs decaying to b quarks, SUS-13-021.</text:span></text:p>
          </text:list-item>
        </text:list>
        <text:p text:style-name="P15">Additional activities</text:p>
        <text:list xml:id="list4604080791100118020" text:style-name="L4">
          <text:list-item>
            <text:p text:style-name="P74"><text:span text:style-name="T88">Snowmass</text:span> (2013)</text:p>
            <text:p text:style-name="P91"><text:span text:style-name="T25">During the 2013 Snowmass planning exercise, I have </text:span><text:span text:style-name="T26">been</text:span><text:span text:style-name="T25"> a convener </text:span><text:span text:style-name="T23">in</text:span><text:span text:style-name="T25"> the young physicist group, </text:span><text:span text:style-name="T26">given a talk to the CPAD/instrumentation frontier and </text:span><text:span text:style-name="T25">contributed to </text:span><text:span text:style-name="T23">white papers</text:span><text:span text:style-name="T25"> from </text:span><text:span text:style-name="T28">the young physicists, </text:span><text:span text:style-name="T25">the instrumentation </text:span><text:span text:style-name="T28">frontier </text:span><text:span text:style-name="T25">and energy frontier.</text:span></text:p>
          </text:list-item>
          <text:list-item>
            <text:p text:style-name="P81">Attended Excellence in Detectors and Instrumentation Technologies (EDIT2011).</text:p>
          </text:list-item>
          <text:list-item>
            <text:p text:style-name="P82">Attended CERN-Fermilab Hadron Collider Physics Summer School (2009).</text:p>
          </text:list-item>
          <text:list-item>
            <text:p text:style-name="P81">CMS co-representative at the Fermilab all experimenters meeting (Oct.-Dec. 2011).</text:p>
          </text:list-item>
        </text:list>
        <text:p text:style-name="P13"/>
        <text:p text:style-name="P22"><text:span text:style-name="Default_20_Paragraph_20_Font"><text:span text:style-name="T116">University of Maryland</text:span></text:span><text:span text:style-name="Default_20_Paragraph_20_Font"><text:span text:style-name="T39">,</text:span></text:span><text:span text:style-name="Default_20_Paragraph_20_Font"><text:span text:style-name="T40"> 2004–2009</text:span></text:span></text:p>
        <text:p text:style-name="P26">The BaBar Experiment</text:p>
        <text:list xml:id="list6391065842928946227" text:style-name="L5">
          <text:list-item>
            <text:p text:style-name="P64"><text:span text:style-name="T27">O</text:span><text:span text:style-name="T21">peration</text:span><text:span text:style-name="T27">s</text:span><text:span text:style-name="T21"> and maintenance of the BaBar Silicon Vertex Tracker</text:span></text:p>
          </text:list-item>
          <text:list-item>
            <text:p text:style-name="P65"><text:span text:style-name="Default_20_Paragraph_20_Font"><text:span text:style-name="T33">T</text:span></text:span><text:span text:style-name="Default_20_Paragraph_20_Font"><text:span text:style-name="T32">ime-dependent </text:span></text:span><text:span text:style-name="Default_20_Paragraph_20_Font"><text:span text:style-name="T31">CP</text:span></text:span><text:span text:style-name="Default_20_Paragraph_20_Font"><text:span text:style-name="T32"> violation in </text:span></text:span><text:span text:style-name="Default_20_Paragraph_20_Font"><text:span text:style-name="T32"><draw:g text:anchor-type="as-char" svg:y="-0.1591in" draw:z-index="3" draw:style-name="gr1"><svg:title>TexMaths</svg:title><svg:desc>12§display§\bm{B^0 \rightarrow D^{(*)+}D^{(*)-}}</svg:desc><draw:polygon draw:style-name="gr2" draw:text-style-name="P98" svg:width="1.4752in" svg:height="0.1559in" svg:x="0in" svg:y="0.002in" svg:viewBox="0 0 3748 397" draw:points="1874,397 0,397 0,0 3748,0 3748,397"><text:p/></draw:polygon><draw:path draw:style-name="gr3" draw:text-style-name="P98" svg:width="0.1346in" svg:height="0.1138in" svg:x="0.0071in" svg:y="0.0417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98" svg:width="0.0626in" svg:height="0.0776in" svg:x="0.1587in" svg:y="0.0098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98" svg:width="0.1697in" svg:height="0.089in" svg:x="0.2933in" svg:y="0.069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98" svg:width="0.1453in" svg:height="0.1138in" svg:x="0.5276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98" svg:width="0.0354in" svg:height="0.1161in" svg:x="0.6965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98" svg:width="0.0547in" svg:height="0.0516in" svg:x="0.7516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98" svg:width="0.0354in" svg:height="0.1161in" svg:x="0.8264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98" svg:width="0.0988in" svg:height="0.0988in" svg:x="0.8854in" svg:y="0.0083in" svg:viewBox="0 0 252 252" svg:d="m137 137h101c3 0 14 0 14-11s-11-11-14-11h-101v-101c0-3 0-14-11-14s-11 11-11 14v101h-101c-3 0-14 0-14 11s11 11 14 11h101v100c0 4 0 15 11 15s11-11 11-15z"><text:p/></draw:path><draw:path draw:style-name="gr3" draw:text-style-name="P98" svg:width="0.1453in" svg:height="0.1138in" svg:x="1.0091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98" svg:width="0.0354in" svg:height="0.1161in" svg:x="1.1776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98" svg:width="0.0547in" svg:height="0.0516in" svg:x="1.2331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98" svg:width="0.0354in" svg:height="0.1161in" svg:x="1.3075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98" svg:width="0.0909in" svg:height="0.0083in" svg:x="1.3709in" svg:y="0.0535in" svg:viewBox="0 0 232 22" svg:d="m217 22c4 0 15 0 15-11s-11-11-15-11h-203c-3 0-14 0-14 11s11 11 14 11z"><text:p/></draw:path></draw:g></text:span></text:span><text:span text:style-name="Default_20_Paragraph_20_Font"><text:span text:style-name="T32"> decays</text:span></text:span></text:p>
            <text:p text:style-name="P65"><text:span text:style-name="Default_20_Paragraph_20_Font"><text:span text:style-name="T43">In the case of </text:span></text:span><text:span text:style-name="Default_20_Paragraph_20_Font"><text:span text:style-name="T43"><draw:g text:anchor-type="as-char" svg:y="-0.1362in" draw:z-index="19" draw:style-name="gr1"><svg:title>TexMaths</svg:title><svg:desc>11§display§B^0 \rightarrow D^{*+}D^{*-}</svg:desc><draw:polygon draw:style-name="gr2" draw:text-style-name="P98" svg:width="1.0134in" svg:height="0.1319in" svg:x="0in" svg:y="0.0028in" svg:viewBox="0 0 2575 336" draw:points="1287,336 0,336 0,0 2575,0 2575,336"><text:p/></draw:polygon><draw:path draw:style-name="gr3" draw:text-style-name="P98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98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98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98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98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98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98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98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98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3"> decays, th</text:span></text:span><text:span text:style-name="Default_20_Paragraph_20_Font"><text:span text:style-name="T44">e</text:span></text:span><text:span text:style-name="Default_20_Paragraph_20_Font"><text:span text:style-name="T43"> analysis involved simultaneously determining the angular amplitudes of the decay to properly understand the dilution cause</text:span></text:span><text:span text:style-name="Default_20_Paragraph_20_Font"><text:span text:style-name="T45">d by different amplitudes</text:span></text:span><text:span text:style-name="Default_20_Paragraph_20_Font"><text:span text:style-name="T43"> in the measured </text:span></text:span><text:span text:style-name="Default_20_Paragraph_20_Font"><text:span text:style-name="T49">CP</text:span></text:span><text:span text:style-name="Default_20_Paragraph_20_Font"><text:span text:style-name="T43"> asymmetry and properly compare with measurements from </text:span></text:span><text:span text:style-name="Default_20_Paragraph_20_Font"><text:span text:style-name="T43"><draw:g text:anchor-type="as-char" svg:y="-0.1339in" draw:z-index="20" draw:style-name="gr1"><svg:title>TexMaths</svg:title><svg:desc>11§display§B^0 \rightarrow J/\psi K^0</svg:desc><draw:polygon draw:style-name="gr2" draw:text-style-name="P98" svg:width="0.9039in" svg:height="0.1701in" svg:x="0in" svg:y="0.0035in" svg:viewBox="0 0 2297 433" draw:points="1148,433 0,433 0,0 2297,0 2297,433"><text:p/></draw:polygon><draw:path draw:style-name="gr3" draw:text-style-name="P98" svg:width="0.1087in" svg:height="0.1043in" svg:x="0.0067in" svg:y="0.0307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98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98" svg:width="0.135in" svg:height="0.0795in" svg:x="0.2429in" svg:y="0.0571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3" draw:text-style-name="P98" svg:width="0.0854in" svg:height="0.1075in" svg:x="0.4406in" svg:y="0.0307in" svg:viewBox="0 0 218 274" svg:d="m183 29c3-14 3-17 25-17 6 0 10 0 10-8 0-3-2-4-6-4-8 0-33 1-43 1-12 0-44-1-57-1-3 0-7 0-7 8 0 4 3 4 13 4 9 0 13 0 22 1 10 1 12 2 12 8 0 2 0 4-1 8l-45 178c-9 38-36 59-55 59-11 0-31-5-38-25 1 0 5 0 5 0 15 0 25-13 25-24 0-12-10-16-17-16s-26 4-26 30c0 25 21 43 52 43 35 0 76-26 86-64z"><text:p/></draw:path><draw:path draw:style-name="gr3" draw:text-style-name="P98" svg:width="0.0591in" svg:height="0.1528in" svg:x="0.5295in" svg:y="0.0197in" svg:viewBox="0 0 151 389" svg:d="m149 14c2-4 2-6 2-6 0-5-4-8-8-8-2 0-5 1-7 3l-134 371c-2 5-2 6-2 7 0 5 3 8 8 8s6-3 9-10z"><text:p/></draw:path><draw:path draw:style-name="gr3" draw:text-style-name="P98" svg:width="0.0925in" svg:height="0.137in" svg:x="0.602in" svg:y="0.0287in" svg:viewBox="0 0 236 349" svg:d="m176 10c0-1 1-3 1-6 0-4-3-4-4-4-5 0-5 1-7 8l-64 256c-29-3-44-17-44-43 0-7 0-17 21-72 1-5 4-11 4-19 0-18-13-32-31-32-38 0-52 56-52 60s4 4 4 4c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3" draw:text-style-name="P98" svg:width="0.1295in" svg:height="0.1043in" svg:x="0.7083in" svg:y="0.0307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s17 2 26 2c2 0 7 0 7-8 0-5-4-5-11-5-14 0-25 0-25-6 0-4 2-12 3-18 6-20 11-41 16-60l58-46 45 105c5 10 5 11 5 13 0 12-17 12-20 12-5 0-9 0-9 8 0 5 4 5 5 5 16 0 32-2 48-2 8 0 30 2 37 2 2 0 8 0 8-8 0-5-4-5-8-5-16 0-21-4-27-17z"><text:p/></draw:path><draw:path draw:style-name="gr3" draw:text-style-name="P98" svg:width="0.0496in" svg:height="0.0728in" svg:x="0.8488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43"> decays.</text:span></text:span></text:p>
          </text:list-item>
          <text:list-item>
            <text:p text:style-name="P65"><text:span text:style-name="Default_20_Paragraph_20_Font"><text:span text:style-name="T44">Review committee chair for the flagship CP violation measurement in </text:span></text:span><text:span text:style-name="Default_20_Paragraph_20_Font"><text:span text:style-name="T44"><draw:g text:anchor-type="as-char" svg:y="-0.1374in" draw:z-index="21" draw:style-name="gr1"><svg:title>TexMaths</svg:title><svg:desc>11§inline§B^0\rightarrow c\overline{c} K^{(*)0}</svg:desc><draw:polygon draw:style-name="gr2" draw:text-style-name="P98" svg:width="0.9217in" svg:height="0.135in" svg:x="0in" svg:y="0.0008in" svg:viewBox="0 0 2342 344" draw:points="1171,344 0,344 0,0 2342,0 2342,344"><text:p/></draw:polygon><draw:path draw:style-name="gr3" draw:text-style-name="P98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98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98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3" draw:text-style-name="P98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3" draw:text-style-name="P98" svg:width="0.0657in" svg:height="0.0055in" svg:x="0.4961in" svg:y="0.0457in" svg:viewBox="0 0 168 15" draw:points="84,15 0,15 0,0 168,0 168,15"><text:p/></draw:polygon><draw:path draw:style-name="gr3" draw:text-style-name="P98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3" draw:text-style-name="P98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s17 1 26 1c2 0 7 0 7-8 0-4-4-4-11-4-14 0-25 0-25-7 0-3 2-12 3-17 6-20 11-41 16-61l58-45 45 105c5 10 5 11 5 13 0 12-17 12-20 12-5 0-9 0-9 8 0 4 4 4 5 4 16 0 32-1 48-1 7 0 29 1 37 1 2 0 8 0 8-8 0-4-5-4-8-4-16 0-21-4-27-18z"><text:p/></draw:path><draw:path draw:style-name="gr3" draw:text-style-name="P98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3" draw:text-style-name="P98" svg:width="0.0429in" svg:height="0.0457in" svg:x="0.7602in" svg:y="0.0311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3" draw:text-style-name="P98" svg:width="0.0272in" svg:height="0.1067in" svg:x="0.8209in" svg:y="0in" svg:viewBox="0 0 70 272" svg:d="m6 0c-3 0-6 0-6 3 0 1 1 3 2 5 23 21 50 58 50 127 0 58-18 100-48 127-4 4-4 4-4 6s1 4 3 4c4 0 30-19 48-52 12-23 19-53 19-85 0-37-11-96-64-135z"><text:p/></draw:path><draw:path draw:style-name="gr3" draw:text-style-name="P98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44"> decays, published in PRD in 2009, arXiv:0902.1708.</text:span></text:span></text:p>
          </text:list-item>
        </text:list>
        <text:p text:style-name="P28"/>
        <text:p text:style-name="P22"><text:span text:style-name="Default_20_Paragraph_20_Font"><text:span text:style-name="T116">National Institute of Standards and Technology (NIST),</text:span></text:span><text:span text:style-name="Default_20_Paragraph_20_Font"><text:span text:style-name="T40"> 2002</text:span></text:span></text:p>
        <text:p text:style-name="P27">Summer Undergraduate Research Fellowship</text:p>
        <text:p text:style-name="P27">Study of coherence and entanglement in theoretical qubit operations.</text:p>
        <text:p text:style-name="P27">Advisor: Dr. Carl Williams</text:p>
        <text:p text:style-name="P22"><text:span text:style-name="Default_20_Paragraph_20_Font"><text:span text:style-name="T117"/></text:span></text:p>
        <text:p text:style-name="P22"><text:span text:style-name="Default_20_Paragraph_20_Font"><text:span text:style-name="T116">Cornell University,</text:span></text:span><text:span text:style-name="Default_20_Paragraph_20_Font"><text:span text:style-name="T40"> 2001</text:span></text:span></text:p>
        <text:p text:style-name="P27">Summer Research Experience for Undergraduates</text:p>
        <text:p text:style-name="P27">Level 3 <text:span text:style-name="T85">trigger </text:span>tracking algorithm for the CLEO III detector.</text:p>
        <text:p text:style-name="P27">Advisor: Dr. David L. Kreinick</text:p>
        <text:p text:style-name="P22"><text:span text:style-name="Default_20_Paragraph_20_Font"><text:span text:style-name="T70"/></text:span></text:p>
        <text:p text:style-name="P22"><text:soft-page-break/><text:span text:style-name="Default_20_Paragraph_20_Font"><text:span text:style-name="T116">Brigham Young University,</text:span></text:span><text:span text:style-name="Default_20_Paragraph_20_Font"><text:span text:style-name="T40"> 2001</text:span></text:span></text:p>
        <text:p text:style-name="P27">Undergraduate Research Assistant</text:p>
        <text:p text:style-name="P34">Theoretical and computational solutions to Schrödinger’s equation in delta function potentials.</text:p>
        <text:p text:style-name="P7">Advisor: Prof. Jean-Francois Van Huele</text:p>
        <text:p text:style-name="P8"/>
        <text:p text:style-name="P20">Recognition and Awards</text:p>
        <text:p text:style-name="P18"/>
        <text:p text:style-name="P55">CMS LPC Fellow, <text:span text:style-name="T6">2013</text:span></text:p>
        <text:list xml:id="list4523149696368716483" text:style-name="L6">
          <text:list-header>
            <text:p text:style-name="P92"><text:span text:style-name="T129">One of 22 c</text:span><text:span text:style-name="T126">ompetitive fellowship</text:span><text:span text:style-name="T129">s</text:span><text:span text:style-name="T126"> awarded for outstanding scientific proposals </text:span><text:span text:style-name="T129">and demonstrated leadership in data analysis and detector understanding to further LHC Physics Center (LPC) involvement and leadership in the global CMS collaboration</text:span><text:span text:style-name="T126">. <text:s/></text:span><text:span text:style-name="T127">Award carries with it a travel budget </text:span><text:span text:style-name="T128">facilitating </text:span><text:span text:style-name="T128">collaboration.</text:span></text:p>
          </text:list-header>
        </text:list>
        <text:p text:style-name="P56"><text:span text:style-name="T88">CMS Students and Postdocs Achievements Award,</text:span> 2011 </text:p>
        <text:p text:style-name="P56"><text:span text:style-name="T133"><text:tab/></text:span><text:span text:style-name="T139">One of 20 (10 postdocs) recognized for key work done to advance the CMS detector. <text:s/>Citation: </text:span><text:span text:style-name="T133">“For outstanding contribution to HCAL upgrade simulations”.</text:span></text:p>
        <text:p text:style-name="P17"><text:span text:style-name="T88">University of Maryland Ralph Myers Teaching Award recipient,</text:span> 2003/2004 <text:span text:style-name="T151">academic year</text:span></text:p>
        <text:p text:style-name="P30"/>
        <text:p text:style-name="P29">Teaching Experience</text:p>
        <text:p text:style-name="P10"/>
        <text:p text:style-name="P4"><text:span text:style-name="T118">Fermilab</text:span><text:span text:style-name="T103">, </text:span><text:span text:style-name="T8">2013</text:span></text:p>
        <text:list xml:id="list4544270233691724450" text:style-name="L7">
          <text:list-item>
            <text:p text:style-name="P94"><text:span text:style-name="T35">Advisor for summer undergraduate student Diana Mendez </text:span><text:span text:style-name="T36">from the Universidad Nacional Aut</text:span><text:span text:style-name="T72">ó</text:span><text:span text:style-name="T36">nomo de M</text:span><text:span text:style-name="T72">é</text:span><text:span text:style-name="T36">xico <text:s/></text:span></text:p>
            <text:p text:style-name="P84"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p>
          </text:list-item>
          <text:list-item>
            <text:p text:style-name="P95"><text:span text:style-name="Default_20_Paragraph_20_Font"><text:span text:style-name="T58">Teaching graduate students, postdocs and other collaborators statistical analysis techniques.</text:span></text:span></text:p>
            <text:p text:style-name="P96"><text:span text:style-name="Default_20_Paragraph_20_Font"><text:span text:style-name="T59">I h</text:span></text:span><text:span text:style-name="Default_20_Paragraph_20_Font"><text:span text:style-name="T60">ave </text:span></text:span><text:span text:style-name="Default_20_Paragraph_20_Font"><text:span text:style-name="T59">expertise </text:span></text:span><text:span text:style-name="Default_20_Paragraph_20_Font"><text:span text:style-name="T61">i</text:span></text:span><text:span text:style-name="Default_20_Paragraph_20_Font"><text:span text:style-name="T59">n data modeling and statistical </text:span></text:span><text:span text:style-name="Default_20_Paragraph_20_Font"><text:span text:style-name="T62">analysis techniques using the RooFit and RooStats</text:span></text:span><text:span text:style-name="Default_20_Paragraph_20_Font"><text:span text:style-name="T59"> toolkit</text:span></text:span><text:span text:style-name="Default_20_Paragraph_20_Font"><text:span text:style-name="T62">s </text:span></text:span><text:span text:style-name="Default_20_Paragraph_20_Font"><text:span text:style-name="T63">within ROOT</text:span></text:span><text:span text:style-name="Default_20_Paragraph_20_Font"><text:span text:style-name="T62">.</text:span></text:span><text:span text:style-name="Default_20_Paragraph_20_Font"><text:span text:style-name="T59"> <text:s/></text:span></text:span><text:span text:style-name="Default_20_Paragraph_20_Font"><text:span text:style-name="T60">I also have extensive experience in </text:span></text:span><text:span text:style-name="Default_20_Paragraph_20_Font"><text:span text:style-name="T59">multivariate analysis techniques. <text:s/></text:span></text:span><text:span text:style-name="Default_20_Paragraph_20_Font"><text:span text:style-name="T64">I have been an instructor of these topics at the Fermilab LPC </text:span></text:span><text:span text:style-name="Default_20_Paragraph_20_Font"><text:span text:style-name="T58">and as a part of the CMS data analysis school in 2013 at Kolkata, India.</text:span></text:span></text:p>
          </text:list-item>
        </text:list>
        <text:p text:style-name="P10"/>
        <text:p text:style-name="P3"><text:span text:style-name="T114">Illinois Mathematics and Science Academy/Fermilab</text:span>,<text:span text:style-name="T6"> 2012-2013 and 2010-2011</text:span></text:p>
        <text:list xml:id="list6853448551335284041" text:style-name="L8">
          <text:list-item>
            <text:p text:style-name="P85">Mentor of Robert Schurz from Illinois Mathematics and Science Academy (IMSA) during 2012-2013 <text:span text:style-name="T150">school</text:span> yea<text:span text:style-name="T150">r</text:span></text:p>
            <text:p text:style-name="P93"><text:span text:style-name="T34">Together we undertook to study the SiPM devices </text:span><text:span text:style-name="T37">being </text:span><text:span text:style-name="T34">installed in the CMS HO upgrade during 2013 </text:span><text:span text:style-name="T37">and 2014</text:span><text:span text:style-name="T34">. <text:s/></text:span><text:span text:style-name="T37">This was analysis of data taken during the “burn-in” period before the devices were installed in the CMS detector. <text:s/>CMS uses</text:span><text:span text:style-name="T34"> this information to understand potential operational </text:span><text:span text:style-name="T37">requirements</text:span><text:span text:style-name="T34"> </text:span><text:span text:style-name="T37">for</text:span><text:span text:style-name="T34"> the new devices. <text:s/></text:span><text:span text:style-name="T37">Robert now attends Washington University in St. Louis.</text:span></text:p>
          </text:list-item>
          <text:list-item>
            <text:p text:style-name="P83">Mentor for Tuopu (Jacob) Ma from IMSA during 2010-2012 school year</text:p>
            <text:p text:style-name="P83">Studying the effects of pixel density and pixel recovery time of SiPM devices on calorimeter response with the goal of specifying parameters for a device to meet the CMS hadronic calorimeter needs. <text:s/>We worked to improve the simulation models and get results needed to inform decisions on specifications for different vendors and configurations. <text:s/>Jacob is now attending Case Western University.</text:p>
          </text:list-item>
        </text:list>
        <text:p text:style-name="P10"/>
        <text:p text:style-name="P22"><text:span text:style-name="Default_20_Paragraph_20_Font"><text:span text:style-name="T115">University of Maryland</text:span></text:span><text:span text:style-name="Default_20_Paragraph_20_Font"><text:span text:style-name="T32">,</text:span></text:span><text:span text:style-name="Default_20_Paragraph_20_Font"><text:span text:style-name="T21"> 2003–2005</text:span></text:span></text:p>
        <text:p text:style-name="P34">Teaching assistant for undergraduate physics courses for engineers and for education majors.</text:p>
        <text:p text:style-name="P27">Tutorial lab instructor at the Slawsky Clinic for introductory physics courses.</text:p>
        <text:p text:style-name="P58"/>
        <text:p text:style-name="P57"><text:span text:style-name="Default_20_Paragraph_20_Font"><text:span text:style-name="T115">Brigham Young University</text:span></text:span><text:span text:style-name="Default_20_Paragraph_20_Font"><text:span text:style-name="T32">, </text:span></text:span><text:span text:style-name="Default_20_Paragraph_20_Font"><text:span text:style-name="T21">2001–2002</text:span></text:span></text:p>
        <text:p text:style-name="P27">Lab instructor for pre-medicine physics lab.</text:p>
        <text:p text:style-name="P33">Lab assistant for undergraduate course in advanced experimental techniques and for electronics.</text:p>
        <text:p text:style-name="P27">Tutorial lab instructor for introductory physics courses.</text:p>
        <text:p text:style-name="P21"/>
        <text:p text:style-name="P19">Outreach</text:p>
        <text:p text:style-name="P28"/>
        <text:list xml:id="list4473297211339464264" text:style-name="L9">
          <text:list-item>
            <text:p text:style-name="P61"><text:span text:style-name="T29">F</text:span><text:span text:style-name="T23">eatured scientist during Fermilab virtual visits organized by QuarkNet 2013—present.</text:span></text:p>
          </text:list-item>
          <text:list-item>
            <text:p text:style-name="P66">Participant in SPS adopt-a-physicist program for high school science classes, March 2013.</text:p>
          </text:list-item>
          <text:list-item>
            <text:p text:style-name="P68">QuarkNet HEP masterclass contributor, 2010—present.</text:p>
          </text:list-item>
          <text:list-item>
            <text:p text:style-name="P68">Saturday Morning Physics tour guide, 2009—present.</text:p>
          </text:list-item>
          <text:list-item>
            <text:p text:style-name="P63"><text:span text:style-name="T21">Presentations on “Higgs hunting at the LHC” to </text:span><text:span text:style-name="T29">HS</text:span><text:span text:style-name="T21"> physics classes and clubs, March 2012.</text:span></text:p>
          </text:list-item>
          <text:list-item>
            <text:p text:style-name="P69"><text:soft-page-break/>Talk on new physics and the CDF 150 GeV bump, Mills Godwin High School Physics Club, Henrico, VA, April 2011.</text:p>
          </text:list-item>
          <text:list-item>
            <text:p text:style-name="P67">Contributor to the USLHC blogs May 2010—July 2010.</text:p>
          </text:list-item>
          <text:list-item>
            <text:p text:style-name="P67">Lecture on LHC physics for a high school student seminar, July 2010.</text:p>
          </text:list-item>
          <text:list-item>
            <text:p text:style-name="P67">Lecture on high energy physics and the LHC at Latin School Chicago, Feb. 2010.</text:p>
          </text:list-item>
          <text:list-item>
            <text:p text:style-name="P67">SLAC tour guide, 2007–2008.</text:p>
          </text:list-item>
          <text:list-item>
            <text:p text:style-name="P60"><text:span text:style-name="T21">BYU S</text:span><text:span text:style-name="T29">ociety of </text:span><text:span text:style-name="T21">P</text:span><text:span text:style-name="T29">hysics </text:span><text:span text:style-name="T21">S</text:span><text:span text:style-name="T29">tudents (SPS)</text:span><text:span text:style-name="T21"> outreach coordinator, 2002.</text:span></text:p>
          </text:list-item>
          <text:list-item>
            <text:p text:style-name="P62"><text:span text:style-name="T21">BYU SPS </text:span><text:span text:style-name="T29">physics </text:span><text:span text:style-name="T21">demo outreach program to primary and secondary schools, 2000–2003. </text:span></text:p>
          </text:list-item>
        </text:list>
        <text:p text:style-name="P31"/>
        <text:p text:style-name="P54">Conference and Seminar Contributions</text:p>
        <text:p text:style-name="P28"/>
        <text:p text:style-name="P36"><text:span text:style-name="T88">Plenary</text:span> talk “LHC Higgs boson results <text:span text:style-name="T105">in decays </text:span>involving bosons”, Phenomenology 2013 Symposium, <text:span text:style-name="T88">6-8 May 2013</text:span>, Pittsburgh, PA, USA.</text:p>
        <text:p text:style-name="P37"><text:span text:style-name="T94">Invited</text:span><text:span text:style-name="T101"> talk on “Involving young physicists in instrumentation”, CPAD/Snowmass </text:span><text:span text:style-name="T102">instrumentation</text:span><text:span text:style-name="T101"> meeting, University of Colorado, 1</text:span><text:span text:style-name="T94">6-19 Apr. 1013</text:span><text:span text:style-name="T101">, Boulder, CO, USA.</text:span></text:p>
        <text:p text:style-name="P38"><text:span text:style-name="T88">Seminar</text:span> on “Recent Higgs boson results from CMS”, University of Chicago, <text:span text:style-name="T88">14 Mar. 2013</text:span>, Chicago, IL, USA.</text:p>
        <text:p text:style-name="P44"><text:span text:style-name="T98">Seminar</text:span><text:span text:style-name="T18"> on “</text:span><text:span text:style-name="T19">Sequential </text:span><text:span text:style-name="T18">Upsilon melting at CMS and SiPMs in the CMS Hcal”, University of Michigan, </text:span><text:span text:style-name="T98">11 Mar. 2013</text:span><text:span text:style-name="T18">, Ann Arbor, MI, USA.</text:span></text:p>
        <text:p text:style-name="P45"><text:span text:style-name="T99">Colloquium</text:span><text:span text:style-name="T17"> titled “</text:span><text:span text:style-name="T16">Symmetries and the Higgs Boson</text:span><text:span text:style-name="T17">”, Brigham Young University, </text:span><text:span text:style-name="T99">6 Feb. 2013</text:span><text:span text:style-name="T17">, Provo, UT, USA.</text:span></text:p>
        <text:p text:style-name="P39"><text:span text:style-name="T88">Seminar</text:span> on “What a W boson and some jets can teach at CMS”, <text:span text:style-name="T100">University</text:span> of Wisconsin, <text:span text:style-name="T88">4 Dec. 2012</text:span>, Madison, WI, USA.</text:p>
        <text:p text:style-name="P39"><text:span text:style-name="T88">Seminar</text:span> on “What a W boson and some jets can teach at CMS”, Notre Dame <text:span text:style-name="T100">University</text:span>, <text:span text:style-name="T88">27 Nov. 2012</text:span>, South Bend, IN, USA.</text:p>
        <text:p text:style-name="P39"><text:span text:style-name="T88">Invited</text:span> talk on “Semi-leptonic WV cross section measurements at CMS”, Working group on Electroweak precision measurements at the LHC, <text:span text:style-name="T88">10 Oct. 2012</text:span>, CERN, Switzerland.</text:p>
        <text:p text:style-name="P39"><text:span text:style-name="T88">Seminar</text:span> on “The search for the standard model Higgs boson at CMS”, Iowa State University, <text:span text:style-name="T88">5 Sept. 2012</text:span>, Ames, IA, USA.</text:p>
        <text:p text:style-name="P39"><text:span text:style-name="T95">Plenary</text:span><text:span text:style-name="T86"> t</text:span>alk on “Higgs Searches at the LHC”, 45th Annual Fermilab Users' Meeting, <text:span text:style-name="T88">12-13 Jun. 2012</text:span>, Fermilab, Batavia, IL, USA.</text:p>
        <text:p text:style-name="P39"><text:span text:style-name="T96">Plenary</text:span><text:span text:style-name="T131"> t</text:span>alk on “Upgrade of the CMS hadron calorimeter for an upgraded LHC”, CALOR 2012: 15th International Conference on Calorimetry in High Energy Physics, <text:span text:style-name="T88">4-8 Jun. 2012</text:span>, Santa Fe, NM USA.</text:p>
        <text:p text:style-name="P39">Posters on “New photosensors for the CMS hadronic calorimeter upgrade” and “Upgrade of the CMS Hadron Outer Calorimeter with SiPM sensors”, 12th Pisa Meeting on Advanced Detectors, <text:span text:style-name="T88">20-26 May 2012</text:span>, Biodola, Italy.</text:p>
        <text:p text:style-name="P39"><text:span text:style-name="T132">Parallel t</text:span>alk on “Study of the di-jet mass spectrum in events with a W boson”, Phenomenology 2012 Symposium, <text:span text:style-name="T88">7-9 May 2012</text:span>, Pittsburgh, PA, USA.</text:p>
        <text:p text:style-name="P40"><text:span text:style-name="T97">Plenary</text:span><text:span text:style-name="T132"> t</text:span>alk on “Search for the Standard Model Higgs boson in its decays to all leptonic WW in CMS”, Second MCTP Spring Symposium on Higgs Boson Physics, <text:span text:style-name="T88">16-20 Apr. 2012</text:span>, Ann Arbor, MI, USA.</text:p>
        <text:p text:style-name="P39"><text:span text:style-name="T88">Seminar</text:span> on “Excited Upsilon melting in the quark gluon plasma”, University of Maryland, <text:span text:style-name="T132">16 </text:span><text:span text:style-name="T6">Nov. </text:span><text:span text:style-name="T88">2011</text:span>, College Park, MD, USA.</text:p>
        <text:p text:style-name="P39"><text:span text:style-name="T88">Seminar</text:span> on “Excited Upsilon melting in the quark gluon plasma”, presented to the Fermilab postdoctoral “Food for Thought” series, Fermilab, <text:span text:style-name="T132">13 </text:span><text:span text:style-name="T6">Sept. </text:span><text:span text:style-name="T88">2011</text:span>, Batavia, IL, USA.</text:p>
        <text:p text:style-name="P39"><text:span text:style-name="T132">Parallel t</text:span>alk on “Upgrade of the CMS Hadron Outer Calorimeter with SIPMs”, Technology and Instrumentation in Particle Physics (TIPP2011), <text:span text:style-name="T132">9-14 </text:span><text:span text:style-name="T6">June </text:span><text:span text:style-name="T88">2011</text:span>, Chicago, IL, USA.</text:p>
        <text:p text:style-name="P39"><text:span text:style-name="T88">Seminar</text:span> on “Measurement of <text:span text:style-name="T113"><draw:g text:anchor-type="as-char" svg:y="-0.1146in" draw:z-index="4" draw:style-name="gr1"><svg:title>TexMaths</svg:title><svg:desc>11§inline§\Upsilon(nS)</svg:desc><draw:polygon draw:style-name="gr2" draw:text-style-name="P98" svg:width="0.4319in" svg:height="0.1524in" svg:x="0in" svg:y="0.0008in" svg:viewBox="0 0 1098 388" draw:points="549,388 0,388 0,0 1098,0 1098,388"><text:p/></draw:polygon><draw:path draw:style-name="gr3" draw:text-style-name="P98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98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98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98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98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32">13 </text:span><text:span text:style-name="T6">Apr. </text:span><text:span text:style-name="T88">2011</text:span>, Charlottesville, VA, USA.</text:p>
        <text:p text:style-name="P39"><text:span text:style-name="T132">Parallel t</text:span>alk on “Measurement of <draw:g text:anchor-type="as-char" svg:y="-0.1146in" draw:z-index="5" draw:style-name="gr1"><svg:title>TexMaths</svg:title><svg:desc>11§inline§\Upsilon(nS)</svg:desc><draw:polygon draw:style-name="gr2" draw:text-style-name="P98" svg:width="0.4319in" svg:height="0.1524in" svg:x="0in" svg:y="0.0008in" svg:viewBox="0 0 1098 388" draw:points="549,388 0,388 0,0 1098,0 1098,388"><text:p/></draw:polygon><draw:path draw:style-name="gr3" draw:text-style-name="P98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98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98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98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98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32">11-15 </text:span><text:span text:style-name="T6">Apr. </text:span><text:span text:style-name="T88">2011</text:span>, Newport News, VA, USA.</text:p>
        <text:p text:style-name="P39">Poster “Using SiPM sensors in the CMS hadron-outer calorimeter and its effect on muon identification”, presented at Workshop on Detector R&amp;D, <text:span text:style-name="T132">7-9 </text:span><text:span text:style-name="T6">Oct. </text:span><text:span text:style-name="T88">2010</text:span>, Fermilab, Batavia, IL, USA.</text:p>
        <text:p text:style-name="P39">Poster “Using SiPM sensors in the CMS hadron-outer calorimeter and its effect on muon identification”, presented at Physics at the LHC <text:span text:style-name="T88">2010</text:span>, DESY, Hamburg, Germany.</text:p>
        <text:p text:style-name="P39">Talk on “CKM Angle Measurements from BaBar”, presented at the Lake Louise Winter Institute <text:span text:style-name="T88">2008</text:span>, Alberta, Canada.</text:p>
        <text:p text:style-name="P19"/>
        <text:p text:style-name="P97">Selected Papers</text:p>
        <text:p text:style-name="P28"/>
        <text:p text:style-name="P43">J. Anderson, “Excited quark production at a 100 TeV VLHC”, Contributed to the 2013 Snowmass Community Summer Study, (2013) [arXiv:1309.0845 [hep-ex]].</text:p>
        <text:p text:style-name="P41"><text:span text:style-name="T104">J. Anderson, </text:span><text:span text:style-name="T110">J. Asaadi, B. Carls, </text:span><text:span text:style-name="T104"><text:s/></text:span><text:span text:style-name="T110">R. Cotta, R. Guenette, B. Kiburg, A. Kobach, H. Lippincott, </text:span><text:span text:style-name="T4">et al., </text:span><text:span text:style-name="T12">“Snowmass 2013 Young Physicists Science and Career Study”, Contributed to the 2013 Snowmass </text:span><text:span text:style-name="T13">Community Summer </text:span><text:span text:style-name="T12">Study, (2013) [arXiv:1307:8080 [physics.soc-ph]].</text:span></text:p>
        <text:p text:style-name="P41"><text:span text:style-name="T109">J. Anderson, A. Avetisyan, R. Brock, S. Chekanov, T. Cohen, N. Dhingra, J. Dolen, J. Hirschauer, </text:span><text:span text:style-name="T5">et al.</text:span><text:span text:style-name="T109">, “Snowmass Energy Frontier Simulations,” </text:span><text:span text:style-name="T12">Contributed to the 2013 Snowmass </text:span><text:span text:style-name="T13">Community Summer </text:span><text:span text:style-name="T12">Study, (2013)</text:span><text:span text:style-name="T109"> [arXiv:1309.1057 [hep-ex]].</text:span></text:p>
        <text:p text:style-name="P46"><text:span text:style-name="T133">S. Chatrchyan </text:span><text:span text:style-name="Emphasis"><text:span text:style-name="T133">et al.</text:span></text:span><text:span text:style-name="T133"> (CMS Collaboration), “</text:span><text:span text:style-name="T134">Search for a standard-model-like Higgs boson with a mass </text:span><text:span text:style-name="T135">in the range 145 to</text:span><text:span text:style-name="T134"> 1</text:span><text:span text:style-name="T135">000</text:span><text:span text:style-name="T134"> </text:span><text:span text:style-name="T135">G</text:span><text:span text:style-name="T134">eV at the LHC”, </text:span><text:span text:style-name="T141">Eur. Phys. J. </text:span><text:span text:style-name="T147">C</text:span><text:span text:style-name="T143"> </text:span><text:span text:style-name="T145">73,</text:span><text:span text:style-name="T148"> 2469 (2013)</text:span><text:span text:style-name="T134"> [arXiv:1304.0213 [hep-ex]].</text:span></text:p>
        <text:p text:style-name="P47"><text:span text:style-name="T133">S. Chatrchyan </text:span><text:span text:style-name="Emphasis"><text:span text:style-name="T133">et al.</text:span></text:span><text:span text:style-name="T133"> (CMS Collaboration), “</text:span><text:span text:style-name="T136">Measurement of the sum of WW and WZ production with </text:span><text:span text:style-name="T133">W+dijet </text:span><text:span text:style-name="T136">events in pp collisions at </text:span><text:span text:style-name="T136"><draw:g text:anchor-type="as-char" svg:y="-0.1181in" draw:z-index="6" draw:style-name="gr1"><svg:title>TexMaths</svg:title><svg:desc>11§inline§\sqrt{s}=7</svg:desc><draw:polygon draw:style-name="gr2" draw:text-style-name="P98" svg:width="0.4787in" svg:height="0.1524in" svg:x="0in" svg:y="0.0008in" svg:viewBox="0 0 1217 388" draw:points="609,388 0,388 0,0 1217,0 1217,388"><text:p/></draw:polygon><draw:path draw:style-name="gr3" draw:text-style-name="P98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98" svg:width="0.0713in" svg:height="0.0055in" svg:x="0.1276in" svg:y="0in" svg:viewBox="0 0 182 15" draw:points="91,15 0,15 0,0 182,0 182,15"><text:p/></draw:polygon><draw:path draw:style-name="gr3" draw:text-style-name="P98" svg:width="0.0559in" svg:height="0.0689in" svg:x="0.135in" svg:y="0.048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98" svg:width="0.1016in" svg:height="0.0354in" svg:x="0.25in" svg:y="0.0598in" svg:viewBox="0 0 259 91" svg:d="m245 15c6 0 14 0 14-7s-8-8-14-8h-232c-5 0-13 0-13 8s8 7 13 7zm0 76c6 0 14 0 14-8s-8-8-14-8h-232c-5 0-13 0-13 8s8 8 13 8z"><text:p/></draw:path><draw:path draw:style-name="gr3" draw:text-style-name="P98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36"> </text:span><text:span text:style-name="T137">TeV</text:span><text:span text:style-name="T133">”, </text:span><text:span text:style-name="T142">Eur. Phys. J. </text:span><text:span text:style-name="T146">C</text:span><text:span text:style-name="T144"> </text:span><text:span text:style-name="T146">73</text:span><text:span text:style-name="T144">, 2283 (2013)</text:span><text:span text:style-name="T140"> </text:span><text:span text:style-name="T138">[arXiv:1210.7544 [hep-ex]]</text:span><text:span text:style-name="T133">.</text:span></text:p>
        <text:p text:style-name="P48"><text:span text:style-name="T41">S. Chatrchyan </text:span><text:span text:style-name="Emphasis"><text:span text:style-name="T41">et al.</text:span></text:span><text:span text:style-name="T41"> (CMS Collaboration), “Study of the dijet invariant mass distribution in <text:s/>plus </text:span><text:span text:style-name="T41"><draw:g text:anchor-type="as-char" svg:y="-0.1118in" draw:z-index="8" draw:style-name="gr1"><svg:title>TexMaths</svg:title><svg:desc>11§display§W\rightarrow \ell \nu</svg:desc><draw:polygon draw:style-name="gr2" draw:text-style-name="P98" svg:width="0.5516in" svg:height="0.1059in" svg:x="0in" svg:y="0.0016in" svg:viewBox="0 0 1402 270" draw:points="700,270 0,270 0,0 1402,0 1402,270"><text:p/></draw:polygon><draw:path draw:style-name="gr3" draw:text-style-name="P98" svg:width="0.1512in" svg:height="0.1079in" svg:x="0.0083in" svg:y="0.0031in" svg:viewBox="0 0 385 275" svg:d="m334 45c10-17 19-31 44-33 4 0 7 0 7-8 0-2-1-4-5-4-8 0-19 1-29 1-13 0-28-1-41-1-2 0-7 0-7 8 0 4 4 4 6 4 9 0 23 3 23 16 0 4-2 6-5 12l-105 183-14-192c-1-9-1-19 26-19 7 0 11 0 11-8 0-4-4-4-5-4-16 0-32 1-48 1-8 0-31-1-40-1-4 0-8 0-8 8 0 4 3 4 9 4 17 0 20 2 21 10l2 30-98 171-14-197c0-5 0-14 28-14 5 0 9 0 9-8 0-4-5-4-5-4-16 0-32 1-49 1-13 0-27-1-40-1-2 0-7 0-7 8 0 4 3 4 10 4 19 0 20 3 21 14l16 239c1 6 1 10 7 10 4 0 5-3 10-9l113-199 14 198c1 7 3 10 7 10 5 0 8-5 9-8z"><text:p/></draw:path><draw:path draw:style-name="gr3" draw:text-style-name="P98" svg:width="0.135in" svg:height="0.0795in" svg:x="0.2165in" svg:y="0.0295in" svg:viewBox="0 0 344 203" svg:d="m302 109c-22 17-32 32-35 38-17 26-21 51-21 51 0 5 6 5 8 5 7 0 8-1 9-8 9-37 32-70 76-88 4-2 5-2 5-6 0-2-2-3-3-4-17-7-64-25-78-91-1-5-2-6-9-6-2 0-8 0-8 4 0 2 5 26 20 52 8 11 20 26 36 38h-288c-7 0-14 0-14 7s7 8 14 8z"><text:p/></draw:path><draw:path draw:style-name="gr3" draw:text-style-name="P98" svg:width="0.0591in" svg:height="0.1094in" svg:x="0.4047in" svg:y="-0.0004in" svg:viewBox="0 0 151 279" svg:d="m2 236c-1 1-2 2-2 3 0 3 2 6 4 6s4-1 15-12c3-4 11-10 14-14 3 31 14 60 43 60 15 0 30-9 37-14 6-5 24-20 24-23 0-2-2-6-5-6-1 0-1 1-4 4-26 25-40 30-51 30-18 0-24-20-24-51 0-2 1-19 2-22 1-1 1-2 9-10 31-30 87-97 87-156 0-7 0-31-23-31-33 0-62 64-65 73-19 43-31 88-31 134zm55-55c1-3 18-91 40-136 10-21 18-36 31-36s13 13 13 20c0 65-65 133-84 152z"><text:p/></draw:path><draw:path draw:style-name="gr3" draw:text-style-name="P98" svg:width="0.0717in" svg:height="0.0673in" svg:x="0.4748in" svg:y="0.0398in" svg:viewBox="0 0 183 172" svg:d="m66 4c0 0 0-4-4-4-9 0-38 3-48 4-3 0-7 0-7 8 0 5 3 5 8 5 19 0 20 2 20 6 0 2-4 21-8 31l-23 96c-2 5-4 17-4 18 0 4 4 4 7 4h5c26-4 69-20 109-57 52-48 62-101 62-104 0-7-5-11-11-11-4 0-13 1-16 13-24 88-83 131-127 146z"><text:p/></draw:path></draw:g></text:span><text:span text:style-name="T41">jets events produced in pp collisions at </text:span><text:span text:style-name="T41"><draw:g text:anchor-type="as-char" svg:y="-0.1252in" draw:z-index="7" draw:style-name="gr1"><svg:title>TexMaths</svg:title><svg:desc>11§display§\sqrt{s} = 7</svg:desc><draw:polygon draw:style-name="gr2" draw:text-style-name="P98" svg:width="0.4787in" svg:height="0.1524in" svg:x="0in" svg:y="0.0004in" svg:viewBox="0 0 1217 388" draw:points="609,388 0,388 0,0 1217,0 1217,388"><text:p/></draw:polygon><draw:path draw:style-name="gr3" draw:text-style-name="P98" svg:width="0.1189in" svg:height="0.1524in" svg:x="0.0114in" svg:y="0in" svg:viewBox="0 0 303 388" svg:d="m122 348-68-151c-2-7-4-7-6-7 0 0-2 0-6 4l-36 27c-6 5-6 6-6 7s1 4 4 4 9-5 14-9c2-2 7-6 12-10l76 169c3 6 5 6 8 6 6 0 7-2 10-7l176-366c3-5 3-6 3-7 0-4-4-8-8-8-3 0-6 2-9 8z"><text:p/></draw:path><draw:polygon draw:style-name="gr3" draw:text-style-name="P98" svg:width="0.0713in" svg:height="0.0055in" svg:x="0.1276in" svg:y="0in" svg:viewBox="0 0 182 15" draw:points="91,15 0,15 0,0 182,0 182,15"><text:p/></draw:polygon><draw:path draw:style-name="gr3" draw:text-style-name="P98" svg:width="0.0559in" svg:height="0.0689in" svg:x="0.135in" svg:y="0.0563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98" svg:width="0.1016in" svg:height="0.0354in" svg:x="0.25in" svg:y="0.0665in" svg:viewBox="0 0 259 91" svg:d="m245 15c6 0 14 0 14-7s-8-8-14-8h-232c-5 0-13 0-13 8s8 7 13 7zm0 76c6 0 14 0 14-8s-8-8-14-8h-232c-5 0-13 0-13 8s8 8 13 8z"><text:p/></draw:path><draw:path draw:style-name="gr3" draw:text-style-name="P98" svg:width="0.065in" svg:height="0.1063in" svg:x="0.411in" svg:y="0.0193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41"> TeV”, </text:span><text:span text:style-name="T51">Phys. Rev. Lett.</text:span><text:span text:style-name="T47"> </text:span><text:span text:style-name="T54">109</text:span><text:span text:style-name="T55">, 251801 (2012) [</text:span><text:span text:style-name="T56">arXiv</text:span><text:span text:style-name="T41">:1208.3477 [hep-ex]</text:span><text:span text:style-name="T42">]</text:span><text:span text:style-name="T46">.</text:span></text:p>
        <text:p text:style-name="P49"><text:span text:style-name="T41">S. Chatrchyan </text:span><text:span text:style-name="Emphasis"><text:span text:style-name="T41">et al.</text:span></text:span><text:span text:style-name="T41"> (CMS Collaboration), “Observation of sequential Υ suppression in PbPb collisions”, </text:span><text:span text:style-name="T50">Phys. Rev. Lett.</text:span><text:span text:style-name="T41"> </text:span><text:span text:style-name="T66">109</text:span><text:span text:style-name="T41">, 222301 (2012) [arXiv:1208.2826 [nucl-ex]]</text:span><text:span text:style-name="T46">.</text:span></text:p>
        <text:p text:style-name="P39"><text:span text:style-name="T111">J. </text:span>Mans, <text:span text:style-name="T2">et al.</text:span><text:span text:style-name="T9"> </text:span><text:span text:style-name="T10">(</text:span><text:span text:style-name="T9">CMS </text:span><text:span text:style-name="T11">C</text:span><text:span text:style-name="T9">ollaboration</text:span><text:span text:style-name="T10">)</text:span><text:span text:style-name="T9">, “CMS technical design report for the phase 1 upgrade of the hadron calorimeter”, CERN-LHCC-2012-015. CMS-TDR-010, Sep. (2012).</text:span></text:p>
        <text:p text:style-name="P42"><text:span text:style-name="T87">J. Anderson (CMS Hcal Collaboration), “Upgrade of the CMS hadron calorimeter for an upgraded LHC”, </text:span><text:span text:style-name="T3">J. Phys. Conf. Ser.</text:span><text:span text:style-name="T87"> </text:span><text:span text:style-name="T89">404</text:span><text:span text:style-name="T7">,</text:span><text:span text:style-name="T87"> 012019 (2012).</text:span></text:p>
        <text:p text:style-name="P39">CMS collaboration, “Search for the Standard Model Higgs boson in the <draw:g text:anchor-type="as-char" svg:y="-0.1091in" draw:z-index="9" draw:style-name="gr1"><svg:title>TexMaths</svg:title><svg:desc>11§inline§H\rightarrow WW \rightarrow \ell\nu jj</svg:desc><draw:polygon draw:style-name="gr2" draw:text-style-name="P98" svg:width="1.2374in" svg:height="0.1354in" svg:x="0in" svg:y="0.0016in" svg:viewBox="0 0 3144 345" draw:points="1572,345 0,345 0,0 3144,0 3144,345"><text:p/></draw:polygon><draw:path draw:style-name="gr3" draw:text-style-name="P98" svg:width="0.1283in" svg:height="0.1039in" svg:x="0.0059in" svg:y="0.0028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" draw:text-style-name="P98" svg:width="0.135in" svg:height="0.0791in" svg:x="0.1902in" svg:y="0.0291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" draw:text-style-name="P98" svg:width="0.1512in" svg:height="0.1071in" svg:x="0.3854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" draw:text-style-name="P98" svg:width="0.1512in" svg:height="0.1071in" svg:x="0.5508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" draw:text-style-name="P98" svg:width="0.135in" svg:height="0.0791in" svg:x="0.7587in" svg:y="0.0291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3" draw:text-style-name="P98" svg:width="0.0591in" svg:height="0.1091in" svg:x="0.9476in" svg:y="-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s13 13 13 20c0 64-65 132-84 151z"><text:p/></draw:path><draw:path draw:style-name="gr3" draw:text-style-name="P98" svg:width="0.0717in" svg:height="0.0669in" svg:x="1.0173in" svg:y="0.0398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3" draw:text-style-name="P98" svg:width="0.0622in" svg:height="0.1319in" svg:x="1.0925in" svg:y="0.0063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3" draw:text-style-name="P98" svg:width="0.0626in" svg:height="0.1319in" svg:x="1.1642in" svg:y="0.0063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52"><text:span text:style-name="Default_20_Paragraph_20_Font"><text:span text:style-name="T43">Serguei Chatrchyan </text:span></text:span><text:span text:style-name="Default_20_Paragraph_20_Font"><text:span text:style-name="T48">et al.</text:span></text:span><text:span text:style-name="Default_20_Paragraph_20_Font"><text:span text:style-name="T43"> (CMS Collaboration), “Indications of suppression of excited Υ states in PbPb collisions at </text:span></text:span><text:span text:style-name="Default_20_Paragraph_20_Font"><text:span text:style-name="T43"><draw:g text:anchor-type="as-char" svg:y="-0.1138in" draw:z-index="10" draw:style-name="gr1"><svg:title>TexMaths</svg:title><svg:desc>11§display§\sqrt{s_{NN}} = 2.76</svg:desc><draw:polygon draw:style-name="gr2" draw:text-style-name="P98" svg:width="0.8972in" svg:height="0.1524in" svg:x="0in" svg:y="0.0012in" svg:viewBox="0 0 2280 388" draw:points="1140,388 0,388 0,0 2280,0 2280,388"><text:p/></draw:polygon><draw:path draw:style-name="gr3" draw:text-style-name="P98" svg:width="0.1185in" svg:height="0.1524in" svg:x="0.0114in" svg:y="0in" svg:viewBox="0 0 302 388" svg:d="m122 348-68-151c-2-7-5-7-6-7 0 0-2 0-6 4l-37 27c-5 5-5 6-5 7s1 4 4 4 9-5 14-9c2-2 7-6 12-10l76 169c3 6 5 6 8 6 6 0 7-2 10-7l176-366c2-5 2-6 2-7 0-4-3-8-7-8s-6 2-9 8z"><text:p/></draw:path><draw:polygon draw:style-name="gr3" draw:text-style-name="P98" svg:width="0.2953in" svg:height="0.0055in" svg:x="0.1272in" svg:y="0in" svg:viewBox="0 0 751 15" draw:points="375,15 0,15 0,0 751,0 751,15"><text:p/></draw:polygon><draw:path draw:style-name="gr3" draw:text-style-name="P98" svg:width="0.0559in" svg:height="0.0689in" svg:x="0.135in" svg:y="0.0445in" svg:viewBox="0 0 143 176" svg:d="m132 26c-11 0-19 9-19 18 0 6 4 11 12 11s18-7 18-22c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3" draw:text-style-name="P98" svg:width="0.0949in" svg:height="0.0728in" svg:x="0.2059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98" svg:width="0.0949in" svg:height="0.0728in" svg:x="0.3142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98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3" draw:text-style-name="P98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3" draw:text-style-name="P98" svg:width="0.0157in" svg:height="0.0157in" svg:x="0.7161in" svg:y="0.0961in" svg:viewBox="0 0 41 41" svg:d="m41 21c0-12-9-21-20-21-12 0-21 9-21 21 0 11 9 20 21 20 11 0 20-9 20-20z"><text:p/></draw:path><draw:path draw:style-name="gr3" draw:text-style-name="P98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3" draw:text-style-name="P98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43"> TeV”, </text:span></text:span><text:span text:style-name="Default_20_Paragraph_20_Font"><text:span text:style-name="T52">Phys. Rev. Lett.</text:span></text:span><text:span text:style-name="Default_20_Paragraph_20_Font"><text:span text:style-name="T43"> </text:span></text:span><text:span text:style-name="Default_20_Paragraph_20_Font"><text:span text:style-name="T67">107</text:span></text:span><text:span text:style-name="Default_20_Paragraph_20_Font"><text:span text:style-name="T43">, 052302 (2011) [arXiv:1105.4894 [nucl-ex]].</text:span></text:span></text:p>
        <text:p text:style-name="P52"><text:span text:style-name="Default_20_Paragraph_20_Font"><text:span text:style-name="T43">Vardan Khachatryan </text:span></text:span><text:span text:style-name="Default_20_Paragraph_20_Font"><text:span text:style-name="T48">et al</text:span></text:span><text:span text:style-name="Default_20_Paragraph_20_Font"><text:span text:style-name="T43">. (CMS Collaboration), “Measurement of the inclusive Upsilon production cross section in pp collisions at </text:span></text:span><text:span text:style-name="Default_20_Paragraph_20_Font"><text:span text:style-name="T43"><draw:g text:anchor-type="as-char" svg:y="-0.1252in" draw:z-index="11" draw:style-name="gr1"><svg:title>TexMaths</svg:title><svg:desc>11§display§\sqrt{s} = 7</svg:desc><draw:polygon draw:style-name="gr2" draw:text-style-name="P98" svg:width="0.4787in" svg:height="0.1524in" svg:x="0in" svg:y="0.0004in" svg:viewBox="0 0 1217 388" draw:points="609,388 0,388 0,0 1217,0 1217,388"><text:p/></draw:polygon><draw:path draw:style-name="gr3" draw:text-style-name="P98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98" svg:width="0.0713in" svg:height="0.0055in" svg:x="0.1276in" svg:y="0in" svg:viewBox="0 0 182 15" draw:points="91,15 0,15 0,0 182,0 182,15"><text:p/></draw:polygon><draw:path draw:style-name="gr3" draw:text-style-name="P98" svg:width="0.0559in" svg:height="0.0689in" svg:x="0.135in" svg:y="0.0563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98" svg:width="0.1016in" svg:height="0.0354in" svg:x="0.25in" svg:y="0.0665in" svg:viewBox="0 0 259 91" svg:d="m245 15c6 0 14 0 14-7s-8-8-14-8h-232c-5 0-13 0-13 8s8 7 13 7zm0 76c6 0 14 0 14-8s-8-8-14-8h-232c-5 0-13 0-13 8s8 8 13 8z"><text:p/></draw:path><draw:path draw:style-name="gr3" draw:text-style-name="P98" svg:width="0.065in" svg:height="0.1063in" svg:x="0.411in" svg:y="0.0193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43"> TeV”, </text:span></text:span><text:span text:style-name="Default_20_Paragraph_20_Font"><text:span text:style-name="T52">Phys. Rev.</text:span></text:span><text:span text:style-name="Default_20_Paragraph_20_Font"><text:span text:style-name="T68"> D</text:span></text:span><text:span text:style-name="Default_20_Paragraph_20_Font"><text:span text:style-name="T57"> </text:span></text:span><text:span text:style-name="Default_20_Paragraph_20_Font"><text:span text:style-name="T67">83</text:span></text:span><text:span text:style-name="Default_20_Paragraph_20_Font"><text:span text:style-name="T43">, 112004 (2011) [arXiv:1012.5545 [hep-ex]].</text:span></text:span></text:p>
        <text:p text:style-name="P53"><text:span text:style-name="Default_20_Paragraph_20_Font"><text:span text:style-name="T43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48">Nuclear Science Symposium Conference Record (NSS/MIC), 2009 IEEE</text:span></text:span><text:span text:style-name="Default_20_Paragraph_20_Font"><text:span text:style-name="T43">, 2090-2196 (2009).</text:span></text:span></text:p>
        <text:p text:style-name="P53"><text:span text:style-name="Default_20_Paragraph_20_Font"><text:span text:style-name="T43">B. Aubert </text:span></text:span><text:span text:style-name="Default_20_Paragraph_20_Font"><text:span text:style-name="T49">et al.</text:span></text:span><text:span text:style-name="Default_20_Paragraph_20_Font"><text:span text:style-name="T43"> (BaBar Collaboration), “Measurements of time-dependent </text:span></text:span><text:span text:style-name="Default_20_Paragraph_20_Font"><text:span text:style-name="T49">CP</text:span></text:span><text:span text:style-name="Default_20_Paragraph_20_Font"><text:span text:style-name="T43"> asymmetries in </text:span></text:span><text:span text:style-name="Default_20_Paragraph_20_Font"><text:span text:style-name="T43"><draw:g text:anchor-type="as-char" svg:y="-0.1453in" draw:z-index="12" draw:style-name="gr1"><svg:title>TexMaths</svg:title><svg:desc>11§display§B^0 \rightarrow D^{(*)+}D^{(*)-}</svg:desc><draw:polygon draw:style-name="gr2" draw:text-style-name="P98" svg:width="1.2043in" svg:height="0.1429in" svg:x="0in" svg:y="0.0004in" svg:viewBox="0 0 3060 364" draw:points="1529,364 0,364 0,0 3060,0 3060,364"><text:p/></draw:polygon><draw:path draw:style-name="gr3" draw:text-style-name="P98" svg:width="0.1087in" svg:height="0.1039in" svg:x="0.0067in" svg:y="0.039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98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98" svg:width="0.135in" svg:height="0.0791in" svg:x="0.2429in" svg:y="0.0654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3" draw:text-style-name="P98" svg:width="0.1165in" svg:height="0.1039in" svg:x="0.4358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98" svg:width="0.0272in" svg:height="0.1067in" svg:x="0.5732in" svg:y="0in" svg:viewBox="0 0 70 272" svg:d="m65 0c-52 36-65 94-65 135 0 39 11 98 65 137 2 0 5 0 5-4 0-2-1-2-2-4-36-33-49-79-49-129 0-72 27-109 49-128 1-1 2-3 2-4 0-3-3-3-5-3z"><text:p/></draw:path><draw:path draw:style-name="gr3" draw:text-style-name="P98" svg:width="0.0429in" svg:height="0.0457in" svg:x="0.6177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98" svg:width="0.0272in" svg:height="0.1067in" svg:x="0.6787in" svg:y="0in" svg:viewBox="0 0 70 272" svg:d="m6 0c-3 0-6 0-6 3 0 1 1 3 2 5 23 21 50 58 50 127 0 58-18 100-48 127-4 4-4 4-4 6 0 1 1 4 3 4 4 0 30-19 48-52 12-23 19-53 19-85 0-37-11-96-64-135z"><text:p/></draw:path><draw:path draw:style-name="gr3" draw:text-style-name="P98" svg:width="0.0783in" svg:height="0.0783in" svg:x="0.7264in" svg:y="0.0134in" svg:viewBox="0 0 200 200" svg:d="m107 107h83c4 0 10 0 10-7s-6-7-10-7h-83v-83c0-3 0-10-7-10s-6 7-6 10v83h-84c-3 0-10 1-10 7s7 7 10 7h84v83c0 4 0 10 6 10s7-6 7-10z"><text:p/></draw:path><draw:path draw:style-name="gr3" draw:text-style-name="P98" svg:width="0.1165in" svg:height="0.1039in" svg:x="0.8264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98" svg:width="0.0272in" svg:height="0.1067in" svg:x="0.9634in" svg:y="0in" svg:viewBox="0 0 70 272" svg:d="m65 0c-52 36-65 94-65 135 0 39 11 98 65 137 2 0 5 0 5-4 0-2-1-2-2-4-36-33-49-79-49-129 0-72 27-109 49-128 1-1 2-3 2-4 0-3-3-3-5-3z"><text:p/></draw:path><draw:path draw:style-name="gr3" draw:text-style-name="P98" svg:width="0.0429in" svg:height="0.0457in" svg:x="1.0083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98" svg:width="0.0272in" svg:height="0.1067in" svg:x="1.0689in" svg:y="0in" svg:viewBox="0 0 70 272" svg:d="m6 0c-3 0-6 0-6 3 0 1 1 3 2 5 23 21 50 58 50 127 0 58-18 100-48 127-4 4-4 4-4 6 0 1 1 4 3 4 4 0 30-19 48-52 12-23 19-53 19-85 0-37-11-96-64-135z"><text:p/></draw:path><draw:path draw:style-name="gr3" draw:text-style-name="P98" svg:width="0.072in" svg:height="0.0047in" svg:x="1.1205in" svg:y="0.0504in" svg:viewBox="0 0 184 13" svg:d="m173 13c4 0 11 0 11-6s-7-7-11-7h-162c-4 0-11 0-11 7s7 6 11 6z"><text:p/></draw:path></draw:g></text:span></text:span><text:span text:style-name="Default_20_Paragraph_20_Font"><text:span text:style-name="T43">decays”, </text:span></text:span><text:span text:style-name="Default_20_Paragraph_20_Font"><text:span text:style-name="T52">Phys. Rev. </text:span></text:span><text:span text:style-name="Default_20_Paragraph_20_Font"><text:span text:style-name="T68">D</text:span></text:span><text:span text:style-name="Default_20_Paragraph_20_Font"><text:span text:style-name="T57"> </text:span></text:span><text:span text:style-name="Default_20_Paragraph_20_Font"><text:span text:style-name="T67">79</text:span></text:span><text:span text:style-name="Default_20_Paragraph_20_Font"><text:span text:style-name="T43">, 032002 (2009) [arXiv:0808.1866 [hep-ex]].</text:span></text:span></text:p>
        <text:p text:style-name="P50"><text:span text:style-name="Default_20_Paragraph_20_Font"><text:span text:style-name="T43">B. Aubert </text:span></text:span><text:span text:style-name="Default_20_Paragraph_20_Font"><text:span text:style-name="T49">et al.</text:span></text:span><text:span text:style-name="Default_20_Paragraph_20_Font"><text:span text:style-name="T43"> (BaBar Collaboration), “Improved measurement of time-dependent </text:span></text:span><text:span text:style-name="Default_20_Paragraph_20_Font"><text:span text:style-name="T49">CP</text:span></text:span><text:span text:style-name="Default_20_Paragraph_20_Font"><text:span text:style-name="T43"> asymmetries and the </text:span></text:span><text:span text:style-name="Default_20_Paragraph_20_Font"><text:span text:style-name="T49">CP</text:span></text:span><text:span text:style-name="Default_20_Paragraph_20_Font"><text:span text:style-name="T43">-odd fraction in the decay </text:span></text:span><text:span text:style-name="Default_20_Paragraph_20_Font"><text:span text:style-name="T43"><draw:g text:anchor-type="as-char" svg:y="-0.1362in" draw:z-index="13" draw:style-name="gr1"><svg:title>TexMaths</svg:title><svg:desc>11§display§B^0 \rightarrow D^{*+}D^{*-}</svg:desc><draw:polygon draw:style-name="gr2" draw:text-style-name="P98" svg:width="1.0134in" svg:height="0.1319in" svg:x="0in" svg:y="0.0028in" svg:viewBox="0 0 2575 336" draw:points="1287,336 0,336 0,0 2575,0 2575,336"><text:p/></draw:polygon><draw:path draw:style-name="gr3" draw:text-style-name="P98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98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98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98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98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98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98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98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98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3">”, </text:span></text:span><text:span text:style-name="Default_20_Paragraph_20_Font"><text:span text:style-name="T53">Phys. Rev. </text:span></text:span><text:span text:style-name="Default_20_Paragraph_20_Font"><text:span text:style-name="T69">D</text:span></text:span><text:span text:style-name="Default_20_Paragraph_20_Font"><text:span text:style-name="T65"> </text:span></text:span><text:span text:style-name="Default_20_Paragraph_20_Font"><text:span text:style-name="T68">76</text:span></text:span><text:span text:style-name="Default_20_Paragraph_20_Font"><text:span text:style-name="T43">, 111102 (2007) [arXiv:0708.1549 [hep-ex]].</text:span></text:span></text:p>
        <text:p text:style-name="P51"><text:span text:style-name="Default_20_Paragraph_20_Font"><text:span text:style-name="T43">B. Aubert </text:span></text:span><text:span text:style-name="Default_20_Paragraph_20_Font"><text:span text:style-name="T49">et al.</text:span></text:span><text:span text:style-name="Default_20_Paragraph_20_Font"><text:span text:style-name="T43"> (BaBar Collaboration), “Measurement of </text:span></text:span><text:span text:style-name="Default_20_Paragraph_20_Font"><text:span text:style-name="T49">CP</text:span></text:span><text:span text:style-name="Default_20_Paragraph_20_Font"><text:span text:style-name="T43">-violating asymmetries in </text:span></text:span><text:span text:style-name="Default_20_Paragraph_20_Font"><text:span text:style-name="T43"><draw:g text:anchor-type="as-char" svg:y="-0.1453in" draw:z-index="14" draw:style-name="gr1"><svg:title>TexMaths</svg:title><svg:desc>11§display§B^0 \rightarrow D^{(*)\pm}D^{\mp}</svg:desc><draw:polygon draw:style-name="gr2" draw:text-style-name="P98" svg:width="1.0476in" svg:height="0.1429in" svg:x="0in" svg:y="0.0004in" svg:viewBox="0 0 2662 364" draw:points="1331,364 0,364 0,0 2662,0 2662,364"><text:p/></draw:polygon><draw:path draw:style-name="gr3" draw:text-style-name="P98" svg:width="0.1087in" svg:height="0.1039in" svg:x="0.0063in" svg:y="0.039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3" draw:text-style-name="P98" svg:width="0.0492in" svg:height="0.0728in" svg:x="0.1291in" svg:y="0.0091in" svg:viewBox="0 0 126 186" svg:d="m126 93c0-29-4-50-16-70-9-12-25-23-47-23-63 0-63 74-63 93s0 93 63 93 63-73 63-93zm-63 85c-12 0-29-8-34-30-5-15-5-38-5-58s0-41 5-55c5-22 23-27 34-27 15 0 28 8 34 24 4 15 4 35 4 58 0 20 0 41-3 57-6 26-24 31-35 31z"><text:p/></draw:path><draw:path draw:style-name="gr3" draw:text-style-name="P98" svg:width="0.135in" svg:height="0.0791in" svg:x="0.2429in" svg:y="0.0654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3" draw:text-style-name="P98" svg:width="0.1165in" svg:height="0.1039in" svg:x="0.4354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98" svg:width="0.0272in" svg:height="0.1067in" svg:x="0.5728in" svg:y="0in" svg:viewBox="0 0 70 272" svg:d="m65 0c-52 36-65 94-65 135 0 39 11 98 65 137 2 0 5 0 5-4 0-2-1-2-2-4-36-33-49-79-49-129 0-72 27-109 49-128 1-1 2-3 2-4 0-3-3-3-5-3z"><text:p/></draw:path><draw:path draw:style-name="gr3" draw:text-style-name="P98" svg:width="0.0429in" svg:height="0.0457in" svg:x="0.6173in" svg:y="0.0303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3" draw:text-style-name="P98" svg:width="0.0272in" svg:height="0.1067in" svg:x="0.6783in" svg:y="0in" svg:viewBox="0 0 70 272" svg:d="m5 0c-2 0-5 0-5 3 0 1 1 3 2 5 23 21 50 58 50 127 0 58-18 100-48 127-4 4-4 4-4 6s1 4 3 4c4 0 30-19 48-52 12-23 19-53 19-85 0-37-11-96-65-135z"><text:p/></draw:path><draw:path draw:style-name="gr3" draw:text-style-name="P98" svg:width="0.0783in" svg:height="0.0783in" svg:x="0.7268in" svg:y="0.0043in" svg:viewBox="0 0 200 200" svg:d="m107 107h82c5 0 11 0 11-7s-5-7-11-7h-82v-81c0-5 0-12-7-12s-7 7-7 10v83h-82c-4 0-11 1-11 7s7 7 11 7h82v80h-82c-4 0-11 0-11 7s7 6 11 6h178c5 0 11 0 11-6s-5-7-11-7h-82z"><text:p/></draw:path><draw:path draw:style-name="gr3" draw:text-style-name="P98" svg:width="0.1165in" svg:height="0.1039in" svg:x="0.8276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98" svg:width="0.0783in" svg:height="0.0783in" svg:x="0.9602in" svg:y="0.0236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43">”, </text:span></text:span><text:span text:style-name="Default_20_Paragraph_20_Font"><text:span text:style-name="T53">Phys. Rev. Lett</text:span></text:span><text:span text:style-name="Default_20_Paragraph_20_Font"><text:span text:style-name="T49">. </text:span></text:span><text:span text:style-name="Default_20_Paragraph_20_Font"><text:span text:style-name="T68">99</text:span></text:span><text:span text:style-name="Default_20_Paragraph_20_Font"><text:span text:style-name="T43">, 071801 (2007) [arXiv:0705.1190 [hep-ex]].</text:span></text:span></text:p>
        <text:p text:style-name="P27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10T09:55:32</dc:date>
    <meta:print-date>2013-02-26T10:09:16</meta:print-date>
    <meta:editing-cycles>125</meta:editing-cycles>
    <meta:editing-duration>PT20H8M7S</meta:editing-duration>
    <meta:printed-by>Jake Anderson</meta:printed-by>
    <meta:document-statistic meta:table-count="0" meta:image-count="0" meta:object-count="0" meta:page-count="6" meta:paragraph-count="143" meta:word-count="2702" meta:character-count="17595" meta:non-whitespace-character-count="15040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